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1" table:number-columns-repeated="1023" table:default-cell-style-name="Default"/>
        <table:table-row table:style-name="ro1">
          <table:table-cell table:style-name="Default" office:value-type="string" calcext:value-type="string">
            <text:p>Timestamp</text:p>
          </table:table-cell>
          <table:table-cell office:value-type="string" calcext:value-type="string">
            <text:p>Strana</text:p>
          </table:table-cell>
          <table:table-cell office:value-type="string" calcext:value-type="string">
            <text:p>Vyplňuje (jméno osoby)</text:p>
          </table:table-cell>
          <table:table-cell office:value-type="string" calcext:value-type="string">
            <text:p>Bezpečnostní kód</text:p>
          </table:table-cell>
          <table:table-cell office:value-type="string" calcext:value-type="string">
            <text:p>1. Město by mělo zveřejňovat všechny své smlouvy na internetu.</text:p>
          </table:table-cell>
          <table:table-cell office:value-type="string" calcext:value-type="string">
            <text:p>Případný komentář k otázce 1</text:p>
          </table:table-cell>
          <table:table-cell office:value-type="string" calcext:value-type="string">
            <text:p>2. Je v pořádku, že město skrze své firmy, bez kontroly zastupitelstva, investuje do velkých projektů jako například spalovna v Chotíkově.</text:p>
          </table:table-cell>
          <table:table-cell office:value-type="string" calcext:value-type="string">
            <text:p>Případný komentář k otázce 2</text:p>
          </table:table-cell>
          <table:table-cell office:value-type="string" calcext:value-type="string">
            <text:p>3. Na sídlištích by měla mít přednost zeleń před další výstavbou.</text:p>
          </table:table-cell>
          <table:table-cell office:value-type="string" calcext:value-type="string">
            <text:p>Případný komentář k otázce 3</text:p>
          </table:table-cell>
          <table:table-cell office:value-type="string" calcext:value-type="string">
            <text:p>4. Na Borská Pole by měla jezdit tramvaj.</text:p>
          </table:table-cell>
          <table:table-cell office:value-type="string" calcext:value-type="string">
            <text:p>Případný komentář k otázce 4</text:p>
          </table:table-cell>
          <table:table-cell office:value-type="string" calcext:value-type="string">
            <text:p>5. Plzeň by měla finančně podporovat hokejový klub HC Plzeň 1929, s.r.o. </text:p>
          </table:table-cell>
          <table:table-cell office:value-type="string" calcext:value-type="string">
            <text:p>Případný komentář k otázce 5</text:p>
          </table:table-cell>
          <table:table-cell office:value-type="string" calcext:value-type="string">
            <text:p>6. Plzeň by měla finančně podporovat fotbalový klub Viktoria Plzeň.</text:p>
          </table:table-cell>
          <table:table-cell office:value-type="string" calcext:value-type="string">
            <text:p>Případný komentář k otázce 6</text:p>
          </table:table-cell>
          <table:table-cell office:value-type="string" calcext:value-type="string">
            <text:p>7. Město má podporovat vznik dalších cyklostezek.</text:p>
          </table:table-cell>
          <table:table-cell office:value-type="string" calcext:value-type="string">
            <text:p>Případný komentář k otázce 7</text:p>
          </table:table-cell>
          <table:table-cell office:value-type="string" calcext:value-type="string">
            <text:p>8. Městem by měl vést další (severo-jižní) silniční průtah.</text:p>
          </table:table-cell>
          <table:table-cell office:value-type="string" calcext:value-type="string">
            <text:p>Případný komentář k otázce 8</text:p>
          </table:table-cell>
          <table:table-cell office:value-type="string" calcext:value-type="string">
            <text:p>9. Počet strážníků městské policie by měl narůst.</text:p>
          </table:table-cell>
          <table:table-cell office:value-type="string" calcext:value-type="string">
            <text:p>Případný komentář k otázce 9</text:p>
          </table:table-cell>
          <table:table-cell office:value-type="string" calcext:value-type="string">
            <text:p>10. Ve městě by mělo být více parkovacích míst placených.</text:p>
          </table:table-cell>
          <table:table-cell office:value-type="string" calcext:value-type="string">
            <text:p>Případný komentář k otázce 10</text:p>
          </table:table-cell>
          <table:table-cell office:value-type="string" calcext:value-type="string">
            <text:p>11. Rozsah rezidenčních zón parkování by se měl zvětšit.</text:p>
          </table:table-cell>
          <table:table-cell office:value-type="string" calcext:value-type="string">
            <text:p>Případný komentář k otázce 11</text:p>
          </table:table-cell>
          <table:table-cell office:value-type="string" calcext:value-type="string">
            <text:p>12. Jízdné v MHD by mělo zlevnit.</text:p>
          </table:table-cell>
          <table:table-cell office:value-type="string" calcext:value-type="string">
            <text:p>Případný komentář k otázce 12</text:p>
          </table:table-cell>
          <table:table-cell office:value-type="string" calcext:value-type="string">
            <text:p>13. Americká třída by se měla uzavřít pro osobní automobilovou dopravu.</text:p>
          </table:table-cell>
          <table:table-cell office:value-type="string" calcext:value-type="string">
            <text:p>Případný komentář k otázce 13</text:p>
          </table:table-cell>
          <table:table-cell office:value-type="string" calcext:value-type="string">
            <text:p>14. Měl by se provéste audit hospodaření všech městských firem.</text:p>
          </table:table-cell>
          <table:table-cell office:value-type="string" calcext:value-type="string">
            <text:p>Případný komentář k otázce 14</text:p>
          </table:table-cell>
          <table:table-cell office:value-type="string" calcext:value-type="string">
            <text:p>15. Kapacita městských jeslí by se měla rozšířit.</text:p>
          </table:table-cell>
          <table:table-cell office:value-type="string" calcext:value-type="string">
            <text:p>Případný komentář k otázce 15</text:p>
          </table:table-cell>
          <table:table-cell office:value-type="string" calcext:value-type="string">
            <text:p>16. Plzeň by měla mít svého městského architekta.</text:p>
          </table:table-cell>
          <table:table-cell office:value-type="string" calcext:value-type="string">
            <text:p>Případný komentář k otázce 16</text:p>
          </table:table-cell>
          <table:table-cell office:value-type="string" calcext:value-type="string">
            <text:p>17. Plzeň by měla prodat městskou teplárnu.</text:p>
          </table:table-cell>
          <table:table-cell office:value-type="string" calcext:value-type="string">
            <text:p>Případný komentář k otázce 17</text:p>
          </table:table-cell>
          <table:table-cell office:value-type="string" calcext:value-type="string">
            <text:p>18. "Historické centrum by mělo být uzavřeno pro automobily (s výjimkou zásobování a rezidentů). "</text:p>
          </table:table-cell>
          <table:table-cell office:value-type="string" calcext:value-type="string">
            <text:p>Případný komentář k otázce 18</text:p>
          </table:table-cell>
          <table:table-cell office:value-type="string" calcext:value-type="string">
            <text:p>19. Ve městě by měly být instalovány další kamery městské policie.</text:p>
          </table:table-cell>
          <table:table-cell office:value-type="string" calcext:value-type="string">
            <text:p>Případný komentář k otázce 19</text:p>
          </table:table-cell>
          <table:table-cell office:value-type="string" calcext:value-type="string">
            <text:p>20. Město by mělo mít transparentní účty, do kterých lze veřejně nahlížet.</text:p>
          </table:table-cell>
          <table:table-cell office:value-type="string" calcext:value-type="string">
            <text:p>Případný komentář k otázce 20</text:p>
          </table:table-cell>
          <table:table-cell office:value-type="string" calcext:value-type="string">
            <text:p>21. Město by mělo zákazat pití alkoholu na veřejnosti.</text:p>
          </table:table-cell>
          <table:table-cell office:value-type="string" calcext:value-type="string">
            <text:p>Případný komentář k otázce 21</text:p>
          </table:table-cell>
          <table:table-cell office:value-type="string" calcext:value-type="string">
            <text:p>22. "Město by mělo vykoupit pozemek po DK Inwest za částku navrženou Amádeem."</text:p>
          </table:table-cell>
          <table:table-cell office:value-type="string" calcext:value-type="string">
            <text:p>Případný komentář k otázce 22</text:p>
          </table:table-cell>
          <table:table-cell office:value-type="string" calcext:value-type="string">
            <text:p>23. Kašny z náměstí by se měly prodat a odstěhovat.</text:p>
          </table:table-cell>
          <table:table-cell office:value-type="string" calcext:value-type="string">
            <text:p>Případný komentář k otázce 23</text:p>
          </table:table-cell>
          <table:table-cell office:value-type="string" calcext:value-type="string">
            <text:p>24. Pěší zóny v centru by se měly rozšířit.</text:p>
          </table:table-cell>
          <table:table-cell office:value-type="string" calcext:value-type="string">
            <text:p>Případný komentář k otázce 24</text:p>
          </table:table-cell>
          <table:table-cell office:value-type="string" calcext:value-type="string">
            <text:p>25. V Plzni by měly být zakázány všechny herny.</text:p>
          </table:table-cell>
          <table:table-cell office:value-type="string" calcext:value-type="string">
            <text:p>Případný komentář k otázce 25</text:p>
          </table:table-cell>
          <table:table-cell office:value-type="string" calcext:value-type="string">
            <text:p>26. Město by mělo aktivně vytlačovat bezdomovce z centra.</text:p>
          </table:table-cell>
          <table:table-cell office:value-type="string" calcext:value-type="string">
            <text:p>Případný komentář k otázce 26</text:p>
          </table:table-cell>
          <table:table-cell office:value-type="string" calcext:value-type="string">
            <text:p>27. Má magistrát města zveřejňovat rozklikávací rozpočet?</text:p>
          </table:table-cell>
          <table:table-cell office:value-type="string" calcext:value-type="string">
            <text:p>Případný komentář k otázce 27</text:p>
          </table:table-cell>
          <table:table-cell office:value-type="string" calcext:value-type="string">
            <text:p>28. Má mít magistrát transparentní účty, do kterých lze veřejně nahlížet?</text:p>
          </table:table-cell>
          <table:table-cell office:value-type="string" calcext:value-type="string">
            <text:p>Případný komentář k otázce 28</text:p>
          </table:table-cell>
          <table:table-cell office:value-type="string" calcext:value-type="string">
            <text:p>29. Musí být všechny informace (včetně odkazů, zadávací dokumentace apod.) týkající se veřejných zakázek zveřejňovány na webovém portálu EZAK a to i pro organizace s majetkovou účastí města?</text:p>
          </table:table-cell>
          <table:table-cell office:value-type="string" calcext:value-type="string">
            <text:p>Případný komentář k otázce 29</text:p>
          </table:table-cell>
          <table:table-cell office:value-type="string" calcext:value-type="string">
            <text:p>30. Měl by být vytvořen speciální web, kde budou na mapě zobrazeny odkazy k projednávaným změnám územního plánu?</text:p>
          </table:table-cell>
          <table:table-cell office:value-type="string" calcext:value-type="string">
            <text:p>Případný komentář k otázce 30</text:p>
          </table:table-cell>
          <table:table-cell office:value-type="string" calcext:value-type="string">
            <text:p>31. Ve městě by mělo být zavedeno participativní rozpočtování?</text:p>
          </table:table-cell>
          <table:table-cell office:value-type="string" calcext:value-type="string">
            <text:p>Případný komentář k otázce 31</text:p>
          </table:table-cell>
          <table:table-cell office:value-type="string" calcext:value-type="string">
            <text:p>32. Měl by městský Zpravodaj rezervovat místo pro opozici?</text:p>
          </table:table-cell>
          <table:table-cell office:value-type="string" calcext:value-type="string">
            <text:p>Případný komentář k otázce 32</text:p>
          </table:table-cell>
          <table:table-cell office:value-type="string" calcext:value-type="string">
            <text:p>33. Statutární město Děčín by se mělo rozčlenit na městské části.</text:p>
          </table:table-cell>
          <table:table-cell office:value-type="string" calcext:value-type="string">
            <text:p>Případný komentář k otázce 33</text:p>
          </table:table-cell>
          <table:table-cell table:number-columns-repeated="954"/>
        </table:table-row>
        <table:table-row table:style-name="ro1">
          <table:table-cell office:value-type="string" calcext:value-type="string">
            <text:p>9/22/2014 11:41:56</text:p>
          </table:table-cell>
          <table:table-cell office:value-type="string" calcext:value-type="string">
            <text:p>KSČM</text:p>
          </table:table-cell>
          <table:table-cell office:value-type="string" calcext:value-type="string">
            <text:p>Hrubeš</text:p>
          </table:table-cell>
          <table:table-cell office:value-type="float" office:value="267917" calcext:value-type="float">
            <text:p>267917</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69"/>
        </table:table-row>
        <table:table-row table:style-name="ro1">
          <table:table-cell office:value-type="string" calcext:value-type="string">
            <text:p>9/22/2014 17:57:25</text:p>
          </table:table-cell>
          <table:table-cell office:value-type="string" calcext:value-type="string">
            <text:p>Pravá volba pro Plzeň</text:p>
          </table:table-cell>
          <table:table-cell office:value-type="string" calcext:value-type="string">
            <text:p>Vladimír Duchek</text:p>
          </table:table-cell>
          <table:table-cell office:value-type="float" office:value="188772" calcext:value-type="float">
            <text:p>188772</text:p>
          </table:table-cell>
          <table:table-cell office:value-type="float" office:value="-1" calcext:value-type="float">
            <text:p>-1</text:p>
          </table:table-cell>
          <table:table-cell office:value-type="string" calcext:value-type="string">
            <text:p>to není technicky realizovatelný požadavek vzhledem k počtu smluv uzavíraných městem. Město by mělo zveřejňovat kompletní podklady pro jednání zastupitelstva.</text:p>
          </table:table-cell>
          <table:table-cell office:value-type="float" office:value="1" calcext:value-type="float">
            <text:p>1</text:p>
          </table:table-cell>
          <table:table-cell office:value-type="string" calcext:value-type="string">
            <text:p>Není možné tvrdit, že město nekontroluje své vlastní firmy zastupitelstvem.</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Strážníci musejí bezdomovce kontrolovat, svoboda pohybu osob ale nemůže být narušena.</text:p>
          </table:table-cell>
          <table:table-cell table:number-columns-repeated="968"/>
        </table:table-row>
        <table:table-row table:style-name="ro1">
          <table:table-cell office:value-type="string" calcext:value-type="string">
            <text:p>9/23/2014 11:36:57</text:p>
          </table:table-cell>
          <table:table-cell office:value-type="string" calcext:value-type="string">
            <text:p>Křesťanská a demokratická unie - Československá strana lidová</text:p>
          </table:table-cell>
          <table:table-cell office:value-type="string" calcext:value-type="string">
            <text:p>Ing. Petr Náhlík</text:p>
          </table:table-cell>
          <table:table-cell office:value-type="float" office:value="252088" calcext:value-type="float">
            <text:p>252088</text:p>
          </table:table-cell>
          <table:table-cell office:value-type="float" office:value="1" calcext:value-type="float">
            <text:p>1</text:p>
          </table:table-cell>
          <table:table-cell office:value-type="string" calcext:value-type="string">
            <text:p><text:s text:c="2"/>Veřejná kontrola zakázek a zveřejňování smluv na webu města jsou v našem programu, stejně jako zveřejňování informací o vypsání veřejných zakázek jak v Obchodním věstníku, tak na portálu města a v radničních zpravodajích. </text:p>
          </table:table-cell>
          <table:table-cell office:value-type="float" office:value="1" calcext:value-type="float">
            <text:p>1</text:p>
          </table:table-cell>
          <table:table-cell office:value-type="string" calcext:value-type="string">
            <text:p>Plzeňská teplárenská je ve 100% vlastnictví města, valnou hromadou je rada města a scénář schvaluje zastupitelstvo. Před zásadními investicemi se připravované záměry projednávají vzastupitelstvu či v odborných grémiícjh zaúčasti všech stran v zastupitelstvu. V jejích orgánech jsou zastoupeni jak koaliční tak opoziční politici a také odborný management. Stejný způsobem byl bez problémů postaven před několika lety nový kotel. Paradoxem současné doby je to, že Plzeňská teplárenská získává od bank výhodnější úvěry než město jako její vlastník.</text:p>
          </table:table-cell>
          <table:table-cell office:value-type="float" office:value="1" calcext:value-type="float">
            <text:p>1</text:p>
          </table:table-cell>
          <table:table-cell office:value-type="string" calcext:value-type="string">
            <text:p>Současná zástavba už je dost zahuštěná.</text:p>
          </table:table-cell>
          <table:table-cell office:value-type="float" office:value="1" calcext:value-type="float">
            <text:p>1</text:p>
          </table:table-cell>
          <table:table-cell office:value-type="string" calcext:value-type="string">
            <text:p>Nová tramvajová trať je v našem programu včetně přestupního uzlu Kaplířova, který umožní přímý přestup mezi MHDa spoji příměstských i dálkových autobusových linek.</text:p>
          </table:table-cell>
          <table:table-cell office:value-type="float" office:value="-1" calcext:value-type="float">
            <text:p>-1</text:p>
          </table:table-cell>
          <table:table-cell office:value-type="string" calcext:value-type="string">
            <text:p>Pokud ano, tak pouze žáky a mládež do 18 let.</text:p>
          </table:table-cell>
          <table:table-cell office:value-type="float" office:value="-1" calcext:value-type="float">
            <text:p>-1</text:p>
          </table:table-cell>
          <table:table-cell office:value-type="string" calcext:value-type="string">
            <text:p>Pokud ano, tak pouze žáky a mládež do 18 let.</text:p>
          </table:table-cell>
          <table:table-cell office:value-type="float" office:value="1" calcext:value-type="float">
            <text:p>1</text:p>
          </table:table-cell>
          <table:table-cell office:value-type="string" calcext:value-type="string">
            <text:p>Jako zástupce KDU-ČSL jsem začal budovat první cyklostezky již v letech 1991-1994.Díky tomu se v Plzni za 20 let postavila řada cyklostezek i lávek pro pěší a cyklisty přes <text:s/>všechny čtyři plzeňské řeky...</text:p>
          </table:table-cell>
          <table:table-cell office:value-type="float" office:value="-1" calcext:value-type="float">
            <text:p>-1</text:p>
          </table:table-cell>
          <table:table-cell office:value-type="string" calcext:value-type="string">
            <text:p>V této době jej město nepotřebuje, důležitější je dostavba tzv. západního okruhu a Silnice I/20 spojující ulici Studentská a Jateční podél železniřní trati pod vrchem Mikulka s využitím nového mostu přes Berounku.</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Ovšem pouze v širším centru zhruba vymezeném železniční tratí na Domažlice, hradbou areálu ŠKODA a řekou Mží, areálem pivovaru a Šumavskou ulicí.</text:p>
          </table:table-cell>
          <table:table-cell office:value-type="float" office:value="1" calcext:value-type="float">
            <text:p>1</text:p>
          </table:table-cell>
          <table:table-cell office:value-type="string" calcext:value-type="string">
            <text:p>Ovšem pouze v širším centru zhruba vymezeném železniční tratí na Domažlice, hradbou areálu ŠKODA a řekou Mží, areálem pivovaru a Šumavskou ulicí.</text:p>
          </table:table-cell>
          <table:table-cell office:value-type="float" office:value="1" calcext:value-type="float">
            <text:p>1</text:p>
          </table:table-cell>
          <table:table-cell office:value-type="string" calcext:value-type="string">
            <text:p>V našem ptrogramu je zacedení předplatného rodinného jízdného ve výši 50% stávajícáí ceny jízdného. </text:p>
          </table:table-cell>
          <table:table-cell office:value-type="float" office:value="1" calcext:value-type="float">
            <text:p>1</text:p>
          </table:table-cell>
          <table:table-cell office:value-type="string" calcext:value-type="string">
            <text:p>Tento návrh - podpořený stanovisky odborníků jako první předložila KDU-ČSL již před více než <text:s/>deseti lety</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á smysl rozšiřovat kapacity mateřský škol, nejmenší děti mají trávit čas se svými matkami.</text:p>
          </table:table-cell>
          <table:table-cell office:value-type="float" office:value="1" calcext:value-type="float">
            <text:p>1</text:p>
          </table:table-cell>
          <table:table-cell office:value-type="string" calcext:value-type="string">
            <text:p>řada architeklů již v městkžých službách pracuje.</text:p>
          </table:table-cell>
          <table:table-cell office:value-type="float" office:value="-1" calcext:value-type="float">
            <text:p>-1</text:p>
          </table:table-cell>
          <table:table-cell office:value-type="string" calcext:value-type="string">
            <text:p>Ne, je to klasická městská firma, i v našich partnerských městech v Německu a Švýcarsku se o <text:s/>teplo, odpady a veřejnou dopravu starají městské firmy.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 zmizely by všechny "předzahrádky" v historickém centru.</text:p>
          </table:table-cell>
          <table:table-cell office:value-type="float" office:value="-1" calcext:value-type="float">
            <text:p>-1</text:p>
          </table:table-cell>
          <table:table-cell office:value-type="string" calcext:value-type="string">
            <text:p>To si město nemůže dovolit je příliš zadlužené. Město má umět řádně využívat zákonem daný nástroj – územní plán.</text:p>
          </table:table-cell>
          <table:table-cell office:value-type="float" office:value="-1" calcext:value-type="float">
            <text:p>-1</text:p>
          </table:table-cell>
          <table:table-cell office:value-type="string" calcext:value-type="string">
            <text:p>Je třeba říct, že v soutěži lepší návrh prostě nebyl. Jako porotce bych nevybral žádný návrh, jako zastupitel jsem hlasoval PROTI.</text:p>
          </table:table-cell>
          <table:table-cell office:value-type="float" office:value="1" calcext:value-type="float">
            <text:p>1</text:p>
          </table:table-cell>
          <table:table-cell office:value-type="string" calcext:value-type="string">
            <text:p>V ulicích v centru vymezeném sadovým okruhem by měla zůstat pouze MHD a zásobování v úzce vymezených termínech. Parkování by mělo zůstat zachováno pouze pro rezidenty. Politici mají parkovat na dvoře radnice, kde je dost místa. <text:s/></text:p>
          </table:table-cell>
          <table:table-cell office:value-type="float" office:value="1" calcext:value-type="float">
            <text:p>1</text:p>
          </table:table-cell>
          <table:table-cell office:value-type="string" calcext:value-type="string">
            <text:p>Většinu “proherních“ automatů povolilo Ministerstvo financí <text:s/>proti vůli obcí. Ústavní soud - na základě žaloby města Klatovy - umožnil obcím nápravu - je škoda tétomožnosti nevyužít. Je přes 6000 jiných měst a obcí, kde mohou majitelé heren podnikat - proč zrovna v Plzni.</text:p>
          </table:table-cell>
          <table:table-cell office:value-type="float" office:value="-1" calcext:value-type="float">
            <text:p>-1</text:p>
          </table:table-cell>
          <table:table-cell office:value-type="string" calcext:value-type="string">
            <text:p>Město má poskytnout prostředky charitě a jiným sociálním organizacím, které na rozdíl od zaměstnanců Úřadu práce umí s bezdomovci pracovat.</text:p>
          </table:table-cell>
          <table:table-cell table:number-columns-repeated="968"/>
        </table:table-row>
        <table:table-row table:style-name="ro1">
          <table:table-cell office:value-type="string" calcext:value-type="string">
            <text:p>9/24/2014 21:29:49</text:p>
          </table:table-cell>
          <table:table-cell office:value-type="string" calcext:value-type="string">
            <text:p>DSZ SNK</text:p>
          </table:table-cell>
          <table:table-cell office:value-type="string" calcext:value-type="string">
            <text:p>Bc. Zdeněk Kylián</text:p>
          </table:table-cell>
          <table:table-cell office:value-type="float" office:value="299575" calcext:value-type="float">
            <text:p>299575</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eřejné zakázky by měly být transparentní.</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Lepší je obchvat kolem celé Plzně.</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Spíše by mělo město vybudovat odstavné parkovací domy.</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Nevíme o jakou částku se jedná.</text:p>
          </table:table-cell>
          <table:table-cell office:value-type="float" office:value="1" calcext:value-type="float">
            <text:p>1</text:p>
          </table:table-cell>
          <table:table-cell office:value-type="string" calcext:value-type="string">
            <text:p>Do historického středu města patří historické kašny.</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lze vytlačovat lidi z nějakého prostranství, je zaručená svoboda pohybu. Lze jen více bezdomovce kontrolovat a a v případě porušení zákona je postihovat(ale co si vzít na bezdomovcích, když nemají žádné příjmy ani majetek).</text:p>
          </table:table-cell>
          <table:table-cell table:number-columns-repeated="968"/>
        </table:table-row>
        <table:table-row table:style-name="ro1">
          <table:table-cell office:value-type="string" calcext:value-type="string">
            <text:p>9/25/2014 10:04:41</text:p>
          </table:table-cell>
          <table:table-cell office:value-type="string" calcext:value-type="string">
            <text:p>Republika</text:p>
          </table:table-cell>
          <table:table-cell office:value-type="string" calcext:value-type="string">
            <text:p>Jana Procházková</text:p>
          </table:table-cell>
          <table:table-cell office:value-type="float" office:value="193798" calcext:value-type="float">
            <text:p>193798</text:p>
          </table:table-cell>
          <table:table-cell office:value-type="float" office:value="1" calcext:value-type="float">
            <text:p>1</text:p>
          </table:table-cell>
          <table:table-cell office:value-type="string" calcext:value-type="string">
            <text:p>Transparentnost smluv v Plzni chybí.</text:p>
          </table:table-cell>
          <table:table-cell office:value-type="float" office:value="-1" calcext:value-type="float">
            <text:p>-1</text:p>
          </table:table-cell>
          <table:table-cell office:value-type="string" calcext:value-type="string">
            <text:p>Z těchto důvodů máme ve volebním programu zpětný investigativní audi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oč by mělo město podporovat bohatý soukromý klub, pokud je to na úkor jiného sportu či kultury ? <text:s text:c="4"/></text:p>
          </table:table-cell>
          <table:table-cell office:value-type="float" office:value="-1" calcext:value-type="float">
            <text:p>-1</text:p>
          </table:table-cell>
          <table:table-cell office:value-type="string" calcext:value-type="string">
            <text:p>Proč by mělo město podporovat bohatý soukromý klub, pokud je to na úkor jiného sportu či kultury ? </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lacených parkovacích míst je dostatek. Nevyužitý je Parkovací dům Na Rychtářce. <text:s text:c="2"/></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áme jedno z nejdražších MHD v ČR. Ve volebním programu máme ZDARMA pro důchodce a invalidy ode dne nástupu do důchodu a od 18 hod.ve společnosti jednoho cestujícího s měsíčním předplatným ZDARMA jeden doprovod. Zvýší se tím větší pohyb za kulturou a zábavou ve městě. Běžná praxe např. v Regensburgu. <text:s/></text:p>
          </table:table-cell>
          <table:table-cell office:value-type="float" office:value="1" calcext:value-type="float">
            <text:p>1</text:p>
          </table:table-cell>
          <table:table-cell office:value-type="string" calcext:value-type="string">
            <text:p>Americká třída by měla být pěší zónou.</text:p>
          </table:table-cell>
          <table:table-cell office:value-type="float" office:value="1" calcext:value-type="float">
            <text:p>1</text:p>
          </table:table-cell>
          <table:table-cell office:value-type="string" calcext:value-type="string">
            <text:p>Je to nezbytné. Zastupitelstvo v roce 2013 odsouhlasilo neprůhlednost výběrových řízení městské organizace Plzeň 2015 o.p.s., přes kterou proteklo od roku 2011 stovky miliónů Kč. Smlouvy nejsou transparentní. Město je zadlužené. Z tohoto důvodu máme ve volebním programu zpětný investigativní audit hospodaření a personalistiky úřadu, městských a "spřátelených" organizací a další penězovody. V případě pochybení vyvodíme trestně právní odpovědnost. <text:s/></text:p>
          </table:table-cell>
          <table:table-cell office:value-type="float" office:value="1" calcext:value-type="float">
            <text:p>1</text:p>
          </table:table-cell>
          <table:table-cell office:value-type="string" calcext:value-type="string">
            <text:p>Určitě. Chybí jesle a mateřské školy. </text:p>
          </table:table-cell>
          <table:table-cell office:value-type="float" office:value="1" calcext:value-type="float">
            <text:p>1</text:p>
          </table:table-cell>
          <table:table-cell office:value-type="string" calcext:value-type="string">
            <text:p>Samozřejmě. Jakákoliv výstavba <text:s/>je poslední léta nekoncepční, nepromyšlená a poškozuje vzhled města a jeho funkčnost. </text:p>
          </table:table-cell>
          <table:table-cell office:value-type="float" office:value="-1" calcext:value-type="float">
            <text:p>-1</text:p>
          </table:table-cell>
          <table:table-cell office:value-type="string" calcext:value-type="string">
            <text:p>V žádném případě !! Přirozené monopoly jako je teplárna, vodárna, mhd, odpadové hospodářství musí být ve vlastnictví města za účelem zlevnění služeb pro občana - i to je náš bod volebního programu. </text:p>
          </table:table-cell>
          <table:table-cell office:value-type="float" office:value="1" calcext:value-type="float">
            <text:p>1</text:p>
          </table:table-cell>
          <table:table-cell office:value-type="string" calcext:value-type="string">
            <text:p>Z historického centra by mělo zmizet i parkoviště před radnicí. <text:s/></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Samozřejmé a nezbytné !!</text:p>
          </table:table-cell>
          <table:table-cell office:value-type="float" office:value="1" calcext:value-type="float">
            <text:p>1</text:p>
          </table:table-cell>
          <table:table-cell office:value-type="string" calcext:value-type="string">
            <text:p>Zakázat pití alkoholu na veřejnosti se mělo dávno městskou vyhláškou. </text:p>
          </table:table-cell>
          <table:table-cell office:value-type="float" office:value="-1" calcext:value-type="float">
            <text:p>-1</text:p>
          </table:table-cell>
          <table:table-cell office:value-type="string" calcext:value-type="string">
            <text:p>Vykoupit ano, ale ne za přemrštěnou částku požadovanou Amádeem. Na základě městské vyhlášky o vyšších daních z nevyužitých a zchátralých nemovitostí se může docílit jejich prodej za adekvátní cenu. <text:s/></text:p>
          </table:table-cell>
          <table:table-cell office:value-type="float" office:value="1" calcext:value-type="float">
            <text:p>1</text:p>
          </table:table-cell>
          <table:table-cell office:value-type="string" calcext:value-type="string">
            <text:p>Kdo by chtěl tyto hrůzostrašné kašny koupit?? Ve volebním programu máme návrh na jejich odstranění a vypsání nové umělecké soutěže na nové kašny, které by vhodně korespondovaly s historickým jádrem města.</text:p>
          </table:table-cell>
          <table:table-cell office:value-type="float" office:value="1" calcext:value-type="float">
            <text:p>1</text:p>
          </table:table-cell>
          <table:table-cell office:value-type="string" calcext:value-type="string">
            <text:p>Samozřejmě. </text:p>
          </table:table-cell>
          <table:table-cell office:value-type="float" office:value="1" calcext:value-type="float">
            <text:p>1</text:p>
          </table:table-cell>
          <table:table-cell office:value-type="string" calcext:value-type="string">
            <text:p>Ano. Škody způsobené činností heren převyšují částku, která se z nich odvede do městské pokladny. </text:p>
          </table:table-cell>
          <table:table-cell office:value-type="float" office:value="1" calcext:value-type="float">
            <text:p>1</text:p>
          </table:table-cell>
          <table:table-cell office:value-type="string" calcext:value-type="string">
            <text:p>Policie není důsledná a bezdomovce, kteří opakovaně páchají trestnou činnost nedokáže vykázat z centra města.</text:p>
          </table:table-cell>
          <table:table-cell table:number-columns-repeated="968"/>
        </table:table-row>
        <table:table-row table:style-name="ro1">
          <table:table-cell office:value-type="string" calcext:value-type="string">
            <text:p>9/25/2014 16:31:27</text:p>
          </table:table-cell>
          <table:table-cell office:value-type="string" calcext:value-type="string">
            <text:p>Veřejné zájmy Plzně</text:p>
          </table:table-cell>
          <table:table-cell office:value-type="string" calcext:value-type="string">
            <text:p>Alice Randáková</text:p>
          </table:table-cell>
          <table:table-cell office:value-type="float" office:value="109627" calcext:value-type="float">
            <text:p>109627</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sme pro podporu žákovské a mládežnické úrovně.</text:p>
          </table:table-cell>
          <table:table-cell office:value-type="float" office:value="1" calcext:value-type="float">
            <text:p>1</text:p>
          </table:table-cell>
          <table:table-cell office:value-type="string" calcext:value-type="string">
            <text:p>Jsme pro podporu žákovské a mládežnické úrovně.</text:p>
          </table:table-cell>
          <table:table-cell office:value-type="float" office:value="1" calcext:value-type="float">
            <text:p>1</text:p>
          </table:table-cell>
          <table:table-cell office:value-type="string" calcext:value-type="string">
            <text:p>Ano, ale v rámci vypracované koncepce.</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no, ale jsme zásadně pro to, aby byli strážníci v ulicích, a to i v noci.</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Chceme MHD za korunu pro řádné občany.</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Toto je jeden z našich zásadních programových bodů.</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rchitekt, který nebude ovlivňován politickými stranami.</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sme pro mobilní policejní služebny a mobilní kamerový systém.</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O vykoupení pozemku by se měly postarat ty osoby, které zapříčinily jeho prodej.</text:p>
          </table:table-cell>
          <table:table-cell office:value-type="float" office:value="1" calcext:value-type="float">
            <text:p>1</text:p>
          </table:table-cell>
          <table:table-cell office:value-type="string" calcext:value-type="string">
            <text:p>Ať si je odkoupí na svou zahradu ti, kteří je za naše peníze pořídili.</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Dlouhodobě prosazujeme užívání zákonných prostředků k eliminaci nežádoucích jevů způsobených těmito osobami.</text:p>
          </table:table-cell>
          <table:table-cell table:number-columns-repeated="968"/>
        </table:table-row>
        <table:table-row table:style-name="ro1">
          <table:table-cell office:value-type="string" calcext:value-type="string">
            <text:p>9/27/2014 7:22:05</text:p>
          </table:table-cell>
          <table:table-cell office:value-type="string" calcext:value-type="string">
            <text:p>Dělnická strana sociální spravedlnosti</text:p>
          </table:table-cell>
          <table:table-cell office:value-type="string" calcext:value-type="string">
            <text:p>Jiří Štěpánek</text:p>
          </table:table-cell>
          <table:table-cell office:value-type="float" office:value="283746" calcext:value-type="float">
            <text:p>283746</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69"/>
        </table:table-row>
        <table:table-row table:style-name="ro1">
          <table:table-cell office:value-type="string" calcext:value-type="string">
            <text:p>9/28/2014 13:21:16</text:p>
          </table:table-cell>
          <table:table-cell office:value-type="string" calcext:value-type="string">
            <text:p>Strana svobodných občanů</text:p>
          </table:table-cell>
          <table:table-cell office:value-type="string" calcext:value-type="string">
            <text:p>Jan Jakub Ptáček</text:p>
          </table:table-cell>
          <table:table-cell office:value-type="float" office:value="141285" calcext:value-type="float">
            <text:p>141285</text:p>
          </table:table-cell>
          <table:table-cell office:value-type="float" office:value="1" calcext:value-type="float">
            <text:p>1</text:p>
          </table:table-cell>
          <table:table-cell office:value-type="string" calcext:value-type="string">
            <text:p>Včetně všech příloh a dodatků. Součástí výběrového řízení by měla být klauzule, že celá smlouva bude zveřejněna a že s tím všechny zúčastněné strany souhlasí. Totéž by mělo platit i pro firmy vlastněné městem.</text:p>
          </table:table-cell>
          <table:table-cell office:value-type="float" office:value="-1" calcext:value-type="float">
            <text:p>-1</text:p>
          </table:table-cell>
          <table:table-cell office:value-type="string" calcext:value-type="string">
            <text:p>Město by takovýto megalomanský projekt nemělo vůbec stavět z peněz daňových poplatníků. Měl by se najít soukromý investor. Nenašel se zřejmě ze dvou důvodů - nikdo ho nehledal nebo je projekt ekonomicky nevýhodný (nebo obojí najednou). Navíc kontrolní mechanismy v podobě dozorčích rad nejsou funkční.</text:p>
          </table:table-cell>
          <table:table-cell office:value-type="float" office:value="-1" calcext:value-type="float">
            <text:p>-1</text:p>
          </table:table-cell>
          <table:table-cell office:value-type="string" calcext:value-type="string">
            <text:p>Toto je nutno řešit vždy individuálně, ne paušálním soudem. Obecně město je charakterizováno zástavbou, nikoli lesem či parky.</text:p>
          </table:table-cell>
          <table:table-cell office:value-type="float" office:value="1" calcext:value-type="float">
            <text:p>1</text:p>
          </table:table-cell>
          <table:table-cell office:value-type="string" calcext:value-type="string">
            <text:p>Už dávno měla, ale město raději peníze na hotový projekt nesmyslně investovalo do nového betonového divadla.</text:p>
          </table:table-cell>
          <table:table-cell office:value-type="float" office:value="-1" calcext:value-type="float">
            <text:p>-1</text:p>
          </table:table-cell>
          <table:table-cell office:value-type="string" calcext:value-type="string">
            <text:p>Město by nemělo podporovat žádné komerční subjekty vč. sportovních klubů. Klub má získávat peníze z prodeje vstupenek, členských příspěvků sportovců, reklamy nebo od sponzorů ze soukromého sektoru.V případě sportujících dětí a mládeže je však podpora na místě.</text:p>
          </table:table-cell>
          <table:table-cell office:value-type="float" office:value="-1" calcext:value-type="float">
            <text:p>-1</text:p>
          </table:table-cell>
          <table:table-cell office:value-type="string" calcext:value-type="string">
            <text:p>Město by nemělo podporovat žádné komerční subjekty vč. sportovních klubů. Klub má získávat peníze z prodeje vstupenek, členských příspěvků sportovců, reklamy nebo od sponzorů ze soukromého sektoru.V případě sportujících dětí a mládeže je však podpora na místě.</text:p>
          </table:table-cell>
          <table:table-cell office:value-type="float" office:value="1" calcext:value-type="float">
            <text:p>1</text:p>
          </table:table-cell>
          <table:table-cell office:value-type="string" calcext:value-type="string">
            <text:p>Ale pouze v rámci rekonstrukcí komunikací z jiného důvodu (např. <text:s/>obnovy inženýrských sítí). </text:p>
          </table:table-cell>
          <table:table-cell office:value-type="float" office:value="1" calcext:value-type="float">
            <text:p>1</text:p>
          </table:table-cell>
          <table:table-cell office:value-type="string" calcext:value-type="string">
            <text:p>Nejdříve by se ale měly veškeré prostředky a síly soustředit na dokončení západního okruhu. </text:p>
          </table:table-cell>
          <table:table-cell office:value-type="float" office:value="-1" calcext:value-type="float">
            <text:p>-1</text:p>
          </table:table-cell>
          <table:table-cell office:value-type="string" calcext:value-type="string">
            <text:p>Postačí stávající strážníky lépe využívat po celém městě, nikoli jen v centru. Pokud navíc budou místo jízd autem chodit pěšky, aby byli více vidět a blíže občanům, tak to může jen prospět.</text:p>
          </table:table-cell>
          <table:table-cell office:value-type="float" office:value="-1" calcext:value-type="float">
            <text:p>-1</text:p>
          </table:table-cell>
          <table:table-cell office:value-type="string" calcext:value-type="string">
            <text:p>Město by mělo regulovat parkování i jiným způsobem než zpoplatněním (např. omezením doby parkování, tato doba by však byla zdarma) </text:p>
          </table:table-cell>
          <table:table-cell office:value-type="float" office:value="-1" calcext:value-type="float">
            <text:p>-1</text:p>
          </table:table-cell>
          <table:table-cell office:value-type="string" calcext:value-type="string">
            <text:p>Rezidenční zóny by se měly zrušit, vč. poplatků, které s nimi souvisí.</text:p>
          </table:table-cell>
          <table:table-cell office:value-type="float" office:value="-1" calcext:value-type="float">
            <text:p>-1</text:p>
          </table:table-cell>
          <table:table-cell office:value-type="string" calcext:value-type="string">
            <text:p>Jízdné by mělo být nicméně nastavené efektivně.</text:p>
          </table:table-cell>
          <table:table-cell office:value-type="float" office:value="-1" calcext:value-type="float">
            <text:p>-1</text:p>
          </table:table-cell>
          <table:table-cell office:value-type="string" calcext:value-type="string">
            <text:p>Není k tomu žádný rozumný důvod. Zhoršila by se dostupnost centra autem a dopravní prostředky MHD by stejně ulicí projížděly, čili by k žádnému zklidnění nedošlo.</text:p>
          </table:table-cell>
          <table:table-cell office:value-type="float" office:value="1" calcext:value-type="float">
            <text:p>1</text:p>
          </table:table-cell>
          <table:table-cell office:value-type="string" calcext:value-type="string">
            <text:p>Okamžitě. A ještě důležitější by byl audit z hlediska potřebnosti všech městských firem. Činnosti, které jsou zbytné nebo které by mohla vykonávat soukromá firma, by měly být městem ukončeny. Takové firmy by měly být zrušeny nebo prodány.</text:p>
          </table:table-cell>
          <table:table-cell office:value-type="float" office:value="-1" calcext:value-type="float">
            <text:p>-1</text:p>
          </table:table-cell>
          <table:table-cell office:value-type="string" calcext:value-type="string">
            <text:p>Není důvod, aby se město finančně podílelo na jeslích. Vzhledem k rodičovské dovolené, která je dostatečně dlouhá, není takové služby zapotřebí z veřejných prostředků. A pokud ji někdo potřebuje, tak stačí odstranit překážky pro vznik soukromých jeslí.</text:p>
          </table:table-cell>
          <table:table-cell office:value-type="float" office:value="1" calcext:value-type="float">
            <text:p>1</text:p>
          </table:table-cell>
          <table:table-cell office:value-type="string" calcext:value-type="string">
            <text:p>Velmi ale záleží na rozsahu pravomocí a osobě takového architekta.</text:p>
          </table:table-cell>
          <table:table-cell office:value-type="float" office:value="-1" calcext:value-type="float">
            <text:p>-1</text:p>
          </table:table-cell>
          <table:table-cell office:value-type="string" calcext:value-type="string">
            <text:p>Jde o technologický monopol. Zcela určitě by ale město mělo firmě Plzeňská teplárenská a.s. zakázat vlastní propagaci, kterou jako monopol nepotřebují, a i veškerý sponzoring kulturních a sportovních akcí.</text:p>
          </table:table-cell>
          <table:table-cell office:value-type="float" office:value="-1" calcext:value-type="float">
            <text:p>-1</text:p>
          </table:table-cell>
          <table:table-cell office:value-type="string" calcext:value-type="string">
            <text:p>Centrum není ani park ani amfiteátr. Město by však mohlo omezit dopravu v centru prodejem historických budov, ve kterých sídlí úřady města a tyto úřady přestěhovat mimo historické centrum. Agendu, která se neobejde bez účasti občanů, by město mohlo přesunout např. do nákupních center.</text:p>
          </table:table-cell>
          <table:table-cell office:value-type="float" office:value="-1" calcext:value-type="float">
            <text:p>-1</text:p>
          </table:table-cell>
          <table:table-cell office:value-type="string" calcext:value-type="string">
            <text:p>Lepší než kamery jsou policisté v ulicích.</text:p>
          </table:table-cell>
          <table:table-cell office:value-type="float" office:value="1" calcext:value-type="float">
            <text:p>1</text:p>
          </table:table-cell>
          <table:table-cell office:value-type="string" calcext:value-type="string">
            <text:p>Město i veškeré městem zřizované firmy a příspěvkové organizace.</text:p>
          </table:table-cell>
          <table:table-cell office:value-type="float" office:value="-1" calcext:value-type="float">
            <text:p>-1</text:p>
          </table:table-cell>
          <table:table-cell office:value-type="string" calcext:value-type="string">
            <text:p>Pokud nikdo nedělá nepořádek nebo nikoho neobtěžuje, pak do toho, co kde který občan pije, městu nic není.</text:p>
          </table:table-cell>
          <table:table-cell office:value-type="float" office:value="-1" calcext:value-type="float">
            <text:p>-1</text:p>
          </table:table-cell>
          <table:table-cell office:value-type="string" calcext:value-type="string">
            <text:p>Pouze za předpokladu, že by si na to aktivisté, kteří vyvolali referendum, vybrali peníze ve veřejné sbírce nebo od sponzorů ze soukromého sektoru, což je samozřejmě vzhledem k předpokládané ceně zahrnující náklady obětované příležitosti nereálné.</text:p>
          </table:table-cell>
          <table:table-cell office:value-type="float" office:value="-1" calcext:value-type="float">
            <text:p>-1</text:p>
          </table:table-cell>
          <table:table-cell office:value-type="string" calcext:value-type="string">
            <text:p>Nikdo by je za pořizovací náklady nekoupil a za pár let by opět nějakou chytrou hlavu na radnici napadlo vyplnit prázdné místo po nich něčím podobným a zřejmě ještě dražším.</text:p>
          </table:table-cell>
          <table:table-cell office:value-type="float" office:value="-1" calcext:value-type="float">
            <text:p>-1</text:p>
          </table:table-cell>
          <table:table-cell office:value-type="string" calcext:value-type="string">
            <text:p>Je jich dostatek.</text:p>
          </table:table-cell>
          <table:table-cell office:value-type="float" office:value="-1" calcext:value-type="float">
            <text:p>-1</text:p>
          </table:table-cell>
          <table:table-cell office:value-type="string" calcext:value-type="string">
            <text:p>Herny přináší práci mnoha lidem, kteří by jinak odešli na úřad práce a stali se závislí na státu. Stát toto podnikání nezakazuje a město se v tomto nemá stavět nad stát. Navíc by to problémy závislých na automatech vůbec neřešilo, ti by se jen přesunuli jinam.</text:p>
          </table:table-cell>
          <table:table-cell office:value-type="float" office:value="-1" calcext:value-type="float">
            <text:p>-1</text:p>
          </table:table-cell>
          <table:table-cell office:value-type="string" calcext:value-type="string">
            <text:p>Město by mělo sankcionovat ty, kteří dělají nepořádek v ulicích nebo obtěžují či omezují někoho jiného. Zda těmito osobami budou bezdomovci nebo kdokoli jiný, je irelevantní.</text:p>
          </table:table-cell>
          <table:table-cell table:number-columns-repeated="968"/>
        </table:table-row>
        <table:table-row table:style-name="ro1">
          <table:table-cell office:value-type="string" calcext:value-type="string">
            <text:p>9/28/2014 22:03:16</text:p>
          </table:table-cell>
          <table:table-cell office:value-type="string" calcext:value-type="string">
            <text:p>Plzeň pro sport</text:p>
          </table:table-cell>
          <table:table-cell office:value-type="string" calcext:value-type="string">
            <text:p>Ing. Naděžda Mauleová, MBA</text:p>
          </table:table-cell>
          <table:table-cell office:value-type="float" office:value="204601" calcext:value-type="float">
            <text:p>204601</text:p>
          </table:table-cell>
          <table:table-cell office:value-type="float" office:value="-1" calcext:value-type="float">
            <text:p>-1</text:p>
          </table:table-cell>
          <table:table-cell office:value-type="string" calcext:value-type="string">
            <text:p>Zveřejňovat jen smlouvy, za kterými stojí veřejné zakázky, popř. klíčové smlouvy.</text:p>
          </table:table-cell>
          <table:table-cell office:value-type="float" office:value="-1" calcext:value-type="float">
            <text:p>-1</text:p>
          </table:table-cell>
          <table:table-cell office:value-type="string" calcext:value-type="string">
            <text:p>Není to v pořádku, město by mělo přes zastupitelstvo každý velký projekt řešit, i když je objednatelem městská společnost.</text:p>
          </table:table-cell>
          <table:table-cell office:value-type="float" office:value="1" calcext:value-type="float">
            <text:p>1</text:p>
          </table:table-cell>
          <table:table-cell office:value-type="string" calcext:value-type="string">
            <text:p>Na sídlištích by měla mít přednost hlavně výstavba dětských hřišť, parků a v nich fitness prvků.</text:p>
          </table:table-cell>
          <table:table-cell office:value-type="float" office:value="1" calcext:value-type="float">
            <text:p>1</text:p>
          </table:table-cell>
          <table:table-cell office:value-type="string" calcext:value-type="string">
            <text:p>Na Borská pole by určitě měla jezdit tramvaj, zvláště po rozšíření areálů ZČU, Techmanie, atd. Je ekologičtější a provozuschopnější než autobusy. Je ale nutné zohlednit náklady na vybudování kolejí, nákup tramvají,...</text:p>
          </table:table-cell>
          <table:table-cell office:value-type="float" office:value="1" calcext:value-type="float">
            <text:p>1</text:p>
          </table:table-cell>
          <table:table-cell office:value-type="string" calcext:value-type="string">
            <text:p>Plzeň by měla podporovat HC Plzeň, ale ne na úkor podpory malých sportovních klubů</text:p>
          </table:table-cell>
          <table:table-cell office:value-type="float" office:value="1" calcext:value-type="float">
            <text:p>1</text:p>
          </table:table-cell>
          <table:table-cell office:value-type="string" calcext:value-type="string">
            <text:p><text:s/>Finanční podpora je už nyní, kdy byl zrenovován stadion, finančně by měla podpořit mládež a kempy pro děti, hlavně pak ze sídlišť.</text:p>
          </table:table-cell>
          <table:table-cell office:value-type="float" office:value="1" calcext:value-type="float">
            <text:p>1</text:p>
          </table:table-cell>
          <table:table-cell office:value-type="string" calcext:value-type="string">
            <text:p>Rozhodně, dále doporučujeme zaměřit se také na singletrack a vytvořit pro tento druh cyklistiky nové tratě. </text:p>
          </table:table-cell>
          <table:table-cell office:value-type="float" office:value="-1" calcext:value-type="float">
            <text:p>-1</text:p>
          </table:table-cell>
          <table:table-cell office:value-type="string" calcext:value-type="string">
            <text:p>Dopravu je ale nutno řešit, souhlasili bychom i s průtahem, ale lepší je obchvat a využití dálnice kolem Plzně bez poplatku.</text:p>
          </table:table-cell>
          <table:table-cell office:value-type="float" office:value="-1" calcext:value-type="float">
            <text:p>-1</text:p>
          </table:table-cell>
          <table:table-cell office:value-type="string" calcext:value-type="string">
            <text:p>Počet strážníků by měl zůstat stejný a měla by být městská policie efektivnější. Např. botičky by měly být ve správě SVS Plzeň.</text:p>
          </table:table-cell>
          <table:table-cell office:value-type="float" office:value="-1" calcext:value-type="float">
            <text:p>-1</text:p>
          </table:table-cell>
          <table:table-cell office:value-type="string" calcext:value-type="string">
            <text:p>Ve městě by měli rezidenti mít možnost přednostně zaparkovat. A návštěvníci za úměrnou cenu též nebo využít parkovací dům Rychtářka.</text:p>
          </table:table-cell>
          <table:table-cell office:value-type="float" office:value="1" calcext:value-type="float">
            <text:p>1</text:p>
          </table:table-cell>
          <table:table-cell office:value-type="string" calcext:value-type="string">
            <text:p>Musí být splněna podmínka, že když si rezident zaplatí za parkovací místo, tak ho má mít. </text:p>
          </table:table-cell>
          <table:table-cell office:value-type="float" office:value="-1" calcext:value-type="float">
            <text:p>-1</text:p>
          </table:table-cell>
          <table:table-cell office:value-type="string" calcext:value-type="string">
            <text:p>Ale ani zdražovat, je vypočteno zodpovědnými manažery, kteří jistě budou umět hledat úspory uvnitř společnosti a když by byl do budoucna prostor pro snížení jízdného, tak ho snížit.</text:p>
          </table:table-cell>
          <table:table-cell office:value-type="float" office:value="-1" calcext:value-type="float">
            <text:p>-1</text:p>
          </table:table-cell>
          <table:table-cell office:value-type="string" calcext:value-type="string">
            <text:p>Doprava k Americké třídě patří. Není důvod zde dopravu omezovat.</text:p>
          </table:table-cell>
          <table:table-cell office:value-type="float" office:value="1" calcext:value-type="float">
            <text:p>1</text:p>
          </table:table-cell>
          <table:table-cell office:value-type="string" calcext:value-type="string">
            <text:p>Audit hospodaření by se měl provádět pravidelně. </text:p>
          </table:table-cell>
          <table:table-cell office:value-type="float" office:value="-1" calcext:value-type="float">
            <text:p>-1</text:p>
          </table:table-cell>
          <table:table-cell office:value-type="string" calcext:value-type="string">
            <text:p>Kapacitu jeslí nedoporučujeme rozšiřovat, děti by měly být do 3 let v rodinné péči, stát toto bude i nadále podporovat.</text:p>
          </table:table-cell>
          <table:table-cell office:value-type="float" office:value="1" calcext:value-type="float">
            <text:p>1</text:p>
          </table:table-cell>
          <table:table-cell office:value-type="string" calcext:value-type="string">
            <text:p>Byl by v pozici koordinátora všech projektů, dohlížel by na <text:s/>architektonické soutěže, atd.</text:p>
          </table:table-cell>
          <table:table-cell office:value-type="float" office:value="-1" calcext:value-type="float">
            <text:p>-1</text:p>
          </table:table-cell>
          <table:table-cell office:value-type="string" calcext:value-type="string">
            <text:p>Teplárna musí zůstat města. Nedoporučujeme prodat ani jakýkoliv podíl společnosti. Je to strategická společnost, která slouží celé Plzni.</text:p>
          </table:table-cell>
          <table:table-cell office:value-type="float" office:value="-1" calcext:value-type="float">
            <text:p>-1</text:p>
          </table:table-cell>
          <table:table-cell office:value-type="string" calcext:value-type="string">
            <text:p>Vážíme si všech turistů, zákazníků a podnikatelů, kteří jsou v centru města. Doprava též k náměstí patří. Nejsme tak velké město, které by potřebovalo náměstí bez dopravy. </text:p>
          </table:table-cell>
          <table:table-cell office:value-type="float" office:value="1" calcext:value-type="float">
            <text:p>1</text:p>
          </table:table-cell>
          <table:table-cell office:value-type="string" calcext:value-type="string">
            <text:p>Každé zvýšení bezpečnosti je důležité.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text:s/>Město by mělo zakázat pít alkohol na zastávkách MHD, na dětských hřištích a v bezprostřední blízkosti školek a škol. Udělat si piknik v parku např. s pohárkem vína není pití alkoholu na veřejnosti.</text:p>
          </table:table-cell>
          <table:table-cell office:value-type="float" office:value="-1" calcext:value-type="float">
            <text:p>-1</text:p>
          </table:table-cell>
          <table:table-cell office:value-type="string" calcext:value-type="string">
            <text:p>Město si nemůže dovolit další zadlužení formou odkupu pozemku pod DK. Město mělo v minulosti více spolupracovat se společností Amedeus a mělo více usilovat o nalezení kompromisu a realizace projektu, který by byl pro obě strany vyhovující. </text:p>
          </table:table-cell>
          <table:table-cell office:value-type="float" office:value="1" calcext:value-type="float">
            <text:p>1</text:p>
          </table:table-cell>
          <table:table-cell office:value-type="string" calcext:value-type="string">
            <text:p>I přesto, že nechceme ničit něco, co někdo v minulosti stvořil, jsme toho názoru, že náklady spojené s provozem kašen jsou poměrně vysoké. Uspořené prostředky by se pak daly použít na investice do sportovišť malých sportovních klubů. </text:p>
          </table:table-cell>
          <table:table-cell office:value-type="float" office:value="-1" calcext:value-type="float">
            <text:p>-1</text:p>
          </table:table-cell>
          <table:table-cell office:value-type="string" calcext:value-type="string">
            <text:p>V současné době je v centru dostatečný počet pěších zón.</text:p>
          </table:table-cell>
          <table:table-cell office:value-type="float" office:value="-1" calcext:value-type="float">
            <text:p>-1</text:p>
          </table:table-cell>
          <table:table-cell office:value-type="string" calcext:value-type="string">
            <text:p>Všechny herny by se měly vytlačit na okraj města, hlavně z blízkosti školek a škol, na jedno místo, kde by mohla probíhat snazší kontrola ze strany PČR a jiných institucí. Úplný zákaz není řešením pro hazard. Stejně tak by stát měl více zpřísnit sázení pomocí internetu.</text:p>
          </table:table-cell>
          <table:table-cell office:value-type="float" office:value="1" calcext:value-type="float">
            <text:p>1</text:p>
          </table:table-cell>
          <table:table-cell office:value-type="string" calcext:value-type="string">
            <text:p>Zároveň by město mělo najít způsob, jak se tyto osoby pokusit vrátit do plnohodnotného života. Nabídnout jim bydlení, práci a zajistit u nich návyky společenského chování. Pouhé vytlačení není řešení, problematika by se přesunula na jednotlivé obvody. </text:p>
          </table:table-cell>
          <table:table-cell table:number-columns-repeated="968"/>
        </table:table-row>
        <table:table-row table:style-name="ro1">
          <table:table-cell office:value-type="string" calcext:value-type="string">
            <text:p>9/28/2014 23:09:48</text:p>
          </table:table-cell>
          <table:table-cell office:value-type="string" calcext:value-type="string">
            <text:p>ANO 2011</text:p>
          </table:table-cell>
          <table:table-cell office:value-type="string" calcext:value-type="string">
            <text:p>Pavel Šrámek</text:p>
          </table:table-cell>
          <table:table-cell office:value-type="float" office:value="331233" calcext:value-type="float">
            <text:p>331233</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Investice do projektů jako spalovna či jiné musí kontrolovat a rozhodovat město a z voleb zvolení jeho zástupci.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Tato tramvajová linka měla být už dávno otevřená společně s otevřením nových prostor Univerzity na Borech.</text:p>
          </table:table-cell>
          <table:table-cell office:value-type="float" office:value="1" calcext:value-type="float">
            <text:p>1</text:p>
          </table:table-cell>
          <table:table-cell office:value-type="string" calcext:value-type="string">
            <text:p>Plzeň by měla mít hlavně propracovaný systém podpory všech sportů v Plzni na základě nějakého systému a klíče, dnes se to děje jen na úrovni známostí a kdo má delší prsty. Když může někdo postavit divadlo za miliardu, mohl by raději např. koupit všem klukům v Plzni kopačky, brusle, míče na volejbal či házenou.</text:p>
          </table:table-cell>
          <table:table-cell office:value-type="float" office:value="1" calcext:value-type="float">
            <text:p>1</text:p>
          </table:table-cell>
          <table:table-cell office:value-type="string" calcext:value-type="string">
            <text:p>Opět, Plzeň by měla mít propracovaný systém podpory všech sportů v Plzni na základě nějakého systému a klíče, dnes se to děje jen na úrovni známostí a kdo má delší prsty. Když může někdo postavit divadlo za miliardu, mohl by raději např. koupit všem klukům v Plzni kopačky, brusle, míče na volejbal či házenou.</text:p>
          </table:table-cell>
          <table:table-cell office:value-type="float" office:value="1" calcext:value-type="float">
            <text:p>1</text:p>
          </table:table-cell>
          <table:table-cell office:value-type="string" calcext:value-type="string">
            <text:p>Ano, ale nejen těch. Měla by podporovat projekty i hřišť a sportovišť.</text:p>
          </table:table-cell>
          <table:table-cell office:value-type="float" office:value="1" calcext:value-type="float">
            <text:p>1</text:p>
          </table:table-cell>
          <table:table-cell office:value-type="string" calcext:value-type="string">
            <text:p>Ano, propojení Lochotín - Bory je důležité, stejně jako dobudovat západní a východní obchvat, aby se odlehčilo centru a hlavně aby obyvatelé Lochotína nemuseli každé ráno stát hodiny ve frontách při jízdě do zaměstnání. To dámy a pánové na radnici nevědí?</text:p>
          </table:table-cell>
          <table:table-cell office:value-type="float" office:value="-1" calcext:value-type="float">
            <text:p>-1</text:p>
          </table:table-cell>
          <table:table-cell office:value-type="string" calcext:value-type="string">
            <text:p>Měla by se zlepšit jejich efektivita, místo dávání botiček by se měli věnovat kriminalitě a drobným krádežím.</text:p>
          </table:table-cell>
          <table:table-cell office:value-type="float" office:value="1" calcext:value-type="float">
            <text:p>1</text:p>
          </table:table-cell>
          <table:table-cell office:value-type="string" calcext:value-type="string">
            <text:p>Je třeba se znovu zamyslet vůbec nad celým systémem parkování v centru, ano i ne může být jen populistickým gestem před volbami. Je třeba vše zanalyzovat a pak se rozhodnout.</text:p>
          </table:table-cell>
          <table:table-cell office:value-type="float" office:value="1" calcext:value-type="float">
            <text:p>1</text:p>
          </table:table-cell>
          <table:table-cell office:value-type="string" calcext:value-type="string">
            <text:p>Opět i zde je třeba vyhodnotit situaci a pak vypracovat systém jak parkování v centru tak i rezidenčních zon.</text:p>
          </table:table-cell>
          <table:table-cell office:value-type="float" office:value="1" calcext:value-type="float">
            <text:p>1</text:p>
          </table:table-cell>
          <table:table-cell office:value-type="string" calcext:value-type="string">
            <text:p>Určitě pro ty, co pravidelně a celoročně používají MHD. Měla by se znovu otevřít otázka nákladů nového DEPA, tam se dá ušetřit hodně, pokud tedy smlouva na 29 let za 12 mld je upravitelná.</text:p>
          </table:table-cell>
          <table:table-cell office:value-type="float" office:value="-1" calcext:value-type="float">
            <text:p>-1</text:p>
          </table:table-cell>
          <table:table-cell office:value-type="string" calcext:value-type="string">
            <text:p>Nejdříve je třeba dobudovat západní a východní obchvat, průtah Sever-Jih a potom se doprava v centru zklidní sama. Dnes na to Plzeň není připravena.</text:p>
          </table:table-cell>
          <table:table-cell office:value-type="float" office:value="1" calcext:value-type="float">
            <text:p>1</text:p>
          </table:table-cell>
          <table:table-cell office:value-type="string" calcext:value-type="string">
            <text:p>Ano, to je součástí našeho programu.</text:p>
          </table:table-cell>
          <table:table-cell office:value-type="float" office:value="1" calcext:value-type="float">
            <text:p>1</text:p>
          </table:table-cell>
          <table:table-cell office:value-type="string" calcext:value-type="string">
            <text:p>Jeslí i mateřských školek, je třeba opravdu začít trochu plánovat a používat zdravý selský rozum.</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Strategický majetek města jako teplárna, vodárna apod. se prodávat nesmí. Jsou to vlastně městské monopoly, které nejsou vystaveny konkurenci a musí patřit městu a jeho občanům. Privatizace vodárny byl nesmysl a podvod a někdo by za to měl nést odpovědnost, teď platíme francouzské firmě Veolia za vodu více než v Paříži.</text:p>
          </table:table-cell>
          <table:table-cell office:value-type="float" office:value="-1" calcext:value-type="float">
            <text:p>-1</text:p>
          </table:table-cell>
          <table:table-cell office:value-type="string" calcext:value-type="string">
            <text:p>Opět tvrdím, nejdříve je třeba dobudovat západní a východní obchvat, průtah a potom se doprava v centru zklidní sama. Dnes na to Plzeň není připravena. Nechceme úplně vylidnit centrum, to je lobbismus a nahrává to Hypermarketům kolem měst.</text:p>
          </table:table-cell>
          <table:table-cell office:value-type="float" office:value="-1" calcext:value-type="float">
            <text:p>-1</text:p>
          </table:table-cell>
          <table:table-cell office:value-type="string" calcext:value-type="string">
            <text:p>Ne. Pokud vím, systém je dnes dost obsáhlý. Ale pokud bude třeba ještě dodělat nějaké zony, které chybí, pak ano, ale jen dodělat co je rozpracované, více ne.</text:p>
          </table:table-cell>
          <table:table-cell office:value-type="float" office:value="1" calcext:value-type="float">
            <text:p>1</text:p>
          </table:table-cell>
          <table:table-cell office:value-type="string" calcext:value-type="string">
            <text:p>Město by mělo mít transparentní hospodaření vůbec, aby občané věděli, za co a proč se platí.</text:p>
          </table:table-cell>
          <table:table-cell office:value-type="float" office:value="1" calcext:value-type="float">
            <text:p>1</text:p>
          </table:table-cell>
          <table:table-cell office:value-type="string" calcext:value-type="string">
            <text:p>Ano, jen s výjimkou různých "pivních" festů. </text:p>
          </table:table-cell>
          <table:table-cell office:value-type="float" office:value="-1" calcext:value-type="float">
            <text:p>-1</text:p>
          </table:table-cell>
          <table:table-cell office:value-type="string" calcext:value-type="string">
            <text:p>Především vedení města mělo o této stavbě s občany mluvit, což neudělalo. Nová radnice by měla nejdříve celou situaci znovu přehodnotit, začít jednat s firmou Amadeus, a pak se zeptat občanů v novém referendu. Peníze za zmařenou investici mohou být opravdu veliké. Dle mého názoru je to manažersky naprosto nezvládnutý projekt, stačilo jen, aby někdo začal používat zdravý selský rozum a na veřejné peníze pohlížel jako na vlastní. </text:p>
          </table:table-cell>
          <table:table-cell office:value-type="float" office:value="1" calcext:value-type="float">
            <text:p>1</text:p>
          </table:table-cell>
          <table:table-cell office:value-type="string" calcext:value-type="string">
            <text:p>Pokud by si je někdo koupil alespoń za pořizovací cenu, aby Plzeň netratila. Je to pouze můj osobní názor, neptal jsem se členů, ale já bych je nejraději nahradil kamennými, ty se na náměstí hodí více. </text:p>
          </table:table-cell>
          <table:table-cell office:value-type="float" office:value="1" calcext:value-type="float">
            <text:p>1</text:p>
          </table:table-cell>
          <table:table-cell office:value-type="string" calcext:value-type="string">
            <text:p>To je opět o celkové koncepci centra města, auta versus chodci, já jsem žádnou studii neviděl.</text:p>
          </table:table-cell>
          <table:table-cell office:value-type="float" office:value="-1" calcext:value-type="float">
            <text:p>-1</text:p>
          </table:table-cell>
          <table:table-cell office:value-type="string" calcext:value-type="string">
            <text:p>Ač bych si to osobně přál, nejsem pro úplný zákaz, ale jen pro silné omezení, protože pak vzniknou černé herny, vzroste kriminalita v nich, a hlavně narostou zisky majitelům černých heren. Když už se má hazard ale hrát, pak především v důstojných, kulturních a přísně kontrolovaných kasinech a herny odsunout z centra na periferie města. Každý zákaz vždy v minulosti v různých zemích skončil fiaskem. Hazard, alkohol, prostituce jsou neřesti lidstva a je iluzí a předvolebním populismem, že zákaz to vyřeší. </text:p>
          </table:table-cell>
          <table:table-cell office:value-type="float" office:value="1" calcext:value-type="float">
            <text:p>1</text:p>
          </table:table-cell>
          <table:table-cell office:value-type="string" calcext:value-type="string">
            <text:p>Určitě by se měl najít účinný nástroj na tento nešvar. Situace je už opravdu neudržitelná.</text:p>
          </table:table-cell>
          <table:table-cell table:number-columns-repeated="968"/>
        </table:table-row>
        <table:table-row table:style-name="ro1">
          <table:table-cell office:value-type="string" calcext:value-type="string">
            <text:p>9/28/2014 23:42:05</text:p>
          </table:table-cell>
          <table:table-cell office:value-type="string" calcext:value-type="string">
            <text:p>Změna pro Plzeň</text:p>
          </table:table-cell>
          <table:table-cell office:value-type="string" calcext:value-type="string">
            <text:p>Martin Marek</text:p>
          </table:table-cell>
          <table:table-cell office:value-type="float" office:value="177969" calcext:value-type="float">
            <text:p>177969</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uze mládež a provoz stadionu včetně využití stadionu pro veřejnost. Stejně tak by mělo město podporovat i jiné sporty, než fotbal a hokej.</text:p>
          </table:table-cell>
          <table:table-cell office:value-type="float" office:value="1" calcext:value-type="float">
            <text:p>1</text:p>
          </table:table-cell>
          <table:table-cell office:value-type="string" calcext:value-type="string">
            <text:p>Pouze mládež a provoz stadionu včetně využití stadionu pro veřejnost. Stejně tak by mělo město podporovat i jiné sporty, než fotbal a hokej.</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dporujme dostavbu Západního okruhu a východního okruhu - silnice 1/2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třeba ale zároveň zvýhodnit parkování v parkovacích domech a parkovištích typu P+R, které je třeba vybudovat, a zavést slevu na MHD při využití "záchytných" parkovišť na okraji Plzně.</text:p>
          </table:table-cell>
          <table:table-cell office:value-type="float" office:value="1" calcext:value-type="float">
            <text:p>1</text:p>
          </table:table-cell>
          <table:table-cell office:value-type="string" calcext:value-type="string">
            <text:p>Je třeba dát občanům, kteří bydlí v centru možnost využít parkovací stání u svého domu, pokud již za ně platí prostřednictvím rezidenční karty.</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sme pro umisťování kamer na riziková místa se zvýšenou kriminalitou. Podporujeme proto mobilní kamerový systém (kamery se umisťují na místa dle statistiky nárůstu kriminality, případně se na tyto místa přemisťují z klidných lokali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Problém bezdomovectví nezmizí represí vůči osobám bez přístřeší, která navíc nemá oporu v legislativě. Je třeba podpořit návrat osob, kteří žijí na ulici, zpět do společnosti navýšením terénní sociální práce, levnými nájmy v městských bytech a navýšením kapacity kontaktních míst.</text:p>
          </table:table-cell>
          <table:table-cell table:number-columns-repeated="968"/>
        </table:table-row>
        <table:table-row table:style-name="ro1">
          <table:table-cell office:value-type="string" calcext:value-type="string">
            <text:p>9/29/2014 11:08:14</text:p>
          </table:table-cell>
          <table:table-cell office:value-type="string" calcext:value-type="string">
            <text:p>SPOLEČNĚ ZA PLZEŇ - koalice Plzeňské aliance, České pirátské strany, politického hnutí Změna, Starostů a nezávislých a Strany zelených </text:p>
          </table:table-cell>
          <table:table-cell office:value-type="string" calcext:value-type="string">
            <text:p>Petr Vaněk</text:p>
          </table:table-cell>
          <table:table-cell office:value-type="float" office:value="172943" calcext:value-type="float">
            <text:p>172943</text:p>
          </table:table-cell>
          <table:table-cell office:value-type="float" office:value="1" calcext:value-type="float">
            <text:p>1</text:p>
          </table:table-cell>
          <table:table-cell office:value-type="string" calcext:value-type="string">
            <text:p>Občan má právo vědět, jak město nakládá se svými prostředky. Zveřejňování je standardní a účinný nástroj kontroly dobrého hospodaření. </text:p>
          </table:table-cell>
          <table:table-cell office:value-type="float" office:value="-1" calcext:value-type="float">
            <text:p>-1</text:p>
          </table:table-cell>
          <table:table-cell office:value-type="string" calcext:value-type="string">
            <text:p>Zastupitelstvo má nést plnou politickou zodpovědnost za zásadní rozhodnutí pro budoucnost města. Právě případ spalovny ukazuje, proč je delegování kontroverzních rozhodnutí na lidi bez přímé politické zodpovědnosti zásadní chybou, jedná se o nanejvýš spornou a rizikovou investici, protlačovanou netransparentním způsobem.</text:p>
          </table:table-cell>
          <table:table-cell office:value-type="float" office:value="1" calcext:value-type="float">
            <text:p>1</text:p>
          </table:table-cell>
          <table:table-cell office:value-type="string" calcext:value-type="string">
            <text:p>Zelené plochy je třeba začít vnímat jako hodnotu samu o sobě, ne jako plochu dosud nevyužitou nějakým “užitečným” způsobem. Dnes jsou mnohé části sídlišť změtí betonu bez většího kousku zeleně.</text:p>
          </table:table-cell>
          <table:table-cell office:value-type="float" office:value="1" calcext:value-type="float">
            <text:p>1</text:p>
          </table:table-cell>
          <table:table-cell office:value-type="string" calcext:value-type="string">
            <text:p>Borská pole jsou velká a rostoucí část města a dosavadní kapacita MHD zoufale nestačí potřebám lidí, kteří tam studují a pracují. Jediným způsobem, jak se vyrovnat s živelným nárůstem individuální automobilové dopravy, je realizace odpovídajícího posílení MHD, a to formou stavby tramvajové trati. </text:p>
          </table:table-cell>
          <table:table-cell office:value-type="float" office:value="-1" calcext:value-type="float">
            <text:p>-1</text:p>
          </table:table-cell>
          <table:table-cell office:value-type="string" calcext:value-type="string">
            <text:p>Má smysl finančně i jinak podporovat volnočasové aktivity dětí (mimo jiné i aktivity sportovní), ale profesionální sportovci si na sebe mají vydělat jinak než z veřejných rozpočtů. Je mnoho potřebnějších služeb, do nichž mají být investovány veřejné prostředky. Profesionální sportovní kluby má město podporovat jinak než finančně.</text:p>
          </table:table-cell>
          <table:table-cell office:value-type="float" office:value="-1" calcext:value-type="float">
            <text:p>-1</text:p>
          </table:table-cell>
          <table:table-cell office:value-type="string" calcext:value-type="string">
            <text:p>Má smysl finančně i jinak podporovat volnočasové aktivity dětí (mimo jiné i aktivity sportovní), ale profesionální sportovci si na sebe mají vydělat jinak než z veřejných rozpočtů. Je mnoho potřebnějších služeb, do nichž mají být investovány veřejné prostředky. Profesionální sportovní kluby má město podporovat jinak než finančně.</text:p>
          </table:table-cell>
          <table:table-cell office:value-type="float" office:value="1" calcext:value-type="float">
            <text:p>1</text:p>
          </table:table-cell>
          <table:table-cell office:value-type="string" calcext:value-type="string">
            <text:p>Město má podporovat zlepšování podmínek pro městskou cyklistiku, aby se lidé na kolech cítili bezpečně a nárůst jejich počtu ulehčoval dopravnímu přetížení města. Jde nejen o vznik nových cyklostezek, ale o propojování těch stávajících, instalaci zoufale chybějících kvalitních stojanů, vyznačování cyklopruhů a piktokoridorů na významných komunikacích nebo třeba zobousměrňování jednosměrek pro cyklisty.</text:p>
          </table:table-cell>
          <table:table-cell office:value-type="float" office:value="-1" calcext:value-type="float">
            <text:p>-1</text:p>
          </table:table-cell>
          <table:table-cell office:value-type="string" calcext:value-type="string">
            <text:p>Nové velkokapacitní komunikace se v městech civilizovaného světa už dlouho nestaví, myšlenka na průtah Plzní je z minulého století a tam má také zůstat. Plzeň potřebuje dostavět obchvat a vytvářet podmínky pro zklidnění individuální automobilové dopravy ve městě a nárůst využití hromadné, pěší a cyklistické dopravy. </text:p>
          </table:table-cell>
          <table:table-cell office:value-type="float" office:value="-1" calcext:value-type="float">
            <text:p>-1</text:p>
          </table:table-cell>
          <table:table-cell office:value-type="string" calcext:value-type="string">
            <text:p>Není třeba, aby počet žen a mužů v uniformách narůstal, je třeba, aby byli více vidět a aby se vztah mezi těmi, kteří „pomáhají a chrání“ a těmi, jimž jsem pomáháno a jsou chráněni, vylepšoval a stával se samozřejmějším a vstřícnějším. </text:p>
          </table:table-cell>
          <table:table-cell office:value-type="float" office:value="1" calcext:value-type="float">
            <text:p>1</text:p>
          </table:table-cell>
          <table:table-cell office:value-type="string" calcext:value-type="string">
            <text:p>Více placených parkovacích míst, ale nikoli více parkovacích míst obecně, zcela jistě ne v centru města. V centru města je potřeba počet parkovacích míst v ulicích snižovat a vytvářet podmínky, které budou nabádat k nepoužívání automobilu při cestě do města (mj. záchytná parkoviště na příjezdových komunikacích do města s navazující MHD) a ty, které tam přesto dorazím o poznání důrazněji směřovat do stále podvyužívaného parkovacího domu na Rychtářce.</text:p>
          </table:table-cell>
          <table:table-cell office:value-type="float" office:value="1" calcext:value-type="float">
            <text:p>1</text:p>
          </table:table-cell>
          <table:table-cell office:value-type="string" calcext:value-type="string">
            <text:p>Rezidenti mají mít pohodlnější podmínky pro parkování než jiní parkující.</text:p>
          </table:table-cell>
          <table:table-cell office:value-type="float" office:value="1" calcext:value-type="float">
            <text:p>1</text:p>
          </table:table-cell>
          <table:table-cell office:value-type="string" calcext:value-type="string">
            <text:p>Ideálně pro děti, mládež a seniory. Vytvořit lepší finanční podmínky pro předplatitele. Odstavná parkoviště na předměstích (zatím neexistující) napojit na MHD a nabídnout výhodný balíček parkovného a jízdného MHD.</text:p>
          </table:table-cell>
          <table:table-cell office:value-type="float" office:value="1" calcext:value-type="float">
            <text:p>1</text:p>
          </table:table-cell>
          <table:table-cell office:value-type="string" calcext:value-type="string">
            <text:p>Ulice U Trati se budovala právě proto, Americká se rekonstruovala právě proto. Americká má sloužit MHD, zásobování, pěším a cyklistům a v případě potřeby institucím Integrovaného záchranného systému. Důvod pro její dopravní přetíženost a setrvalá zpoždění vozů MHD je pouze v rozporu mezi slovy a činy současné koalice na radnici.</text:p>
          </table:table-cell>
          <table:table-cell office:value-type="float" office:value="1" calcext:value-type="float">
            <text:p>1</text:p>
          </table:table-cell>
          <table:table-cell office:value-type="string" calcext:value-type="string">
            <text:p>Jednoznačně. Dohled města nad vlastními podniky je nyní nedostatečný, jejich vedení dostává nepřiměřeně volnou ruku v naprosto zásadních rozhodnutích (příklad spalovna v Chotíkově) nebo například ve sponzoringu (který je méně průhledně udělován než samotné prostředky města, ačkoli se de facto jedná i zde o prostředky města).</text:p>
          </table:table-cell>
          <table:table-cell office:value-type="float" office:value="1" calcext:value-type="float">
            <text:p>1</text:p>
          </table:table-cell>
          <table:table-cell office:value-type="string" calcext:value-type="string">
            <text:p>Je třeba pracovat s demografickými předpověďmi a tomu přizpůsobovat kapacity jeslí, mateřských i základních škol. Kapacita jeslí je v Plzni daleko za potřebou. Také je třeba upravit jejich provozní dobu do pozdějších hodin.</text:p>
          </table:table-cell>
          <table:table-cell office:value-type="float" office:value="1" calcext:value-type="float">
            <text:p>1</text:p>
          </table:table-cell>
          <table:table-cell office:value-type="string" calcext:value-type="string">
            <text:p>Rozhodně ano. Plzeň trpí nekompetentním rozhodováním vedení města a ÚKR, rozhodování se provádí na základě teorií a praktik, které jsou obvykle několik desetiletí zastaralé. Příkladů je spousta: Americká plná aut, hypermarket Hornbach v centru města, touhy po stavbě průtahu, neschopnost města postavit se kompetentně k otázce prostoru po KD Inwest (před referendem i nyní). Plzeň se potřebuje rozvíjet jako moderní sebevědomé město a hlavní městský architekt se svým úřadem jsou cestou, jak se tomu přiblížit. </text:p>
          </table:table-cell>
          <table:table-cell office:value-type="float" office:value="-1" calcext:value-type="float">
            <text:p>-1</text:p>
          </table:table-cell>
          <table:table-cell office:value-type="string" calcext:value-type="string">
            <text:p>Teplárna jako strategický podnik má zůstat v rukou města a umožňovat tak dohled nad cenou tepla pro velkou část obyvatel. Správa teplárny se ale musí stát transparentní, musí být podřízena vedení města, nikoli vést vlastní politiku (sponzoring nebo spalovna).</text:p>
          </table:table-cell>
          <table:table-cell office:value-type="float" office:value="1" calcext:value-type="float">
            <text:p>1</text:p>
          </table:table-cell>
          <table:table-cell office:value-type="string" calcext:value-type="string">
            <text:p>Za současného stavu je centrum města místem pro chodce krajně nevlídným a mimořádně dopravně přetíženým. Uzavření historického centra individuální automobilové dopravě podporuje život města. Funguje to nejen v plzeňských partnerských městech (švýcarský Winterthur, bavorský Regensburg), při správném postupu to bude fungovat i v Plzni. Řešení obsahuje mj. upřednostnění hromadné, pěší, a cyklistické dopravy v centru, odstavná parkoviště na předměstích a navazující MHD.</text:p>
          </table:table-cell>
          <table:table-cell office:value-type="float" office:value="-1" calcext:value-type="float">
            <text:p>-1</text:p>
          </table:table-cell>
          <table:table-cell office:value-type="string" calcext:value-type="string">
            <text:p>Kamer je ve městě dost, jde o to je lépe a rozumněji využívat. Myšlenka na omezování soukromí musí při těchto rozhodováních zůstat vždy na patrnosti. Vždy se balancuje mezi pociťovanou bezpečností a svobodou jednotlivce. </text:p>
          </table:table-cell>
          <table:table-cell office:value-type="float" office:value="1" calcext:value-type="float">
            <text:p>1</text:p>
          </table:table-cell>
          <table:table-cell office:value-type="string" calcext:value-type="string">
            <text:p>Je to jeden ze způsobů, jak si občan může zkontrolovat, jak město utrácí společné peníze občanů.</text:p>
          </table:table-cell>
          <table:table-cell office:value-type="float" office:value="-1" calcext:value-type="float">
            <text:p>-1</text:p>
          </table:table-cell>
          <table:table-cell office:value-type="string" calcext:value-type="string">
            <text:p>Společenská tolerance alkoholu, včetně konzumace mladistvými, je sice velký problém, ale zákaz konzumace na veřejnosti k jeho řešení nijak nepřispěje. Jedná se o zbytečnou represi.</text:p>
          </table:table-cell>
          <table:table-cell office:value-type="float" office:value="-1" calcext:value-type="float">
            <text:p>-1</text:p>
          </table:table-cell>
          <table:table-cell office:value-type="string" calcext:value-type="string">
            <text:p>Město má přijmout regulační plán definující přípustnou zástavbu, určit podmínky, jimiž se budoucí investor bude řídit a navázat na ideovou urbanistickou soutěž. Je třeba bavit se i s majitelem pozemku, ovšem o odkupu za současných nehorázných podmínek nemůže být řeč.</text:p>
          </table:table-cell>
          <table:table-cell office:value-type="float" office:value="-1" calcext:value-type="float">
            <text:p>-1</text:p>
          </table:table-cell>
          <table:table-cell office:value-type="string" calcext:value-type="string">
            <text:p>Kašny byly vybrány ve veřejné soutěži a jakkoli všechny okolnosti zdaleka nejsou ideální (náročnost provozu a údržby, poškozování), jejich deinstalace by byla špatný signál pro budoucí účastníky podobných soutěží.</text:p>
          </table:table-cell>
          <table:table-cell office:value-type="float" office:value="1" calcext:value-type="float">
            <text:p>1</text:p>
          </table:table-cell>
          <table:table-cell office:value-type="string" calcext:value-type="string">
            <text:p>Centrum by mělo být místem, které je bezpečné a příjemné pro chodce, dnes je bezpečné a příjemné pro automobily. Centrum by měla být jedna velká pěší zóna, kam lidé cíleně chodí trávit čas a ne aby z toho hektického dopravního mumraje rychle utíkali.</text:p>
          </table:table-cell>
          <table:table-cell office:value-type="float" office:value="1" calcext:value-type="float">
            <text:p>1</text:p>
          </table:table-cell>
          <table:table-cell office:value-type="string" calcext:value-type="string">
            <text:p>Jsme pro úplný zákaz. Hazard je byznys s chudobou, obvykle s chudobou těch nejslabších, byznys, na němž se město nemá podílet. Velká dostupnost hazardu s sebou přináší kriminalitu, závislosti a existenční problémy celých rodin. (Nehledě na to, že spoléhání na “příjmy” z hazardu korumpuje myšlení správců obecních rozpočtů).</text:p>
          </table:table-cell>
          <table:table-cell office:value-type="float" office:value="-1" calcext:value-type="float">
            <text:p>-1</text:p>
          </table:table-cell>
          <table:table-cell office:value-type="string" calcext:value-type="string">
            <text:p>Hon na bezdomovce je populistické nadbíhání nenávisti k nejslabším, na němž se vytvořením šikanózní jednotky městské policie podílí aktivně i vedení města. Jedná se o laciné a nebezpečné odvádění pozornosti od skutečných problémů (sociální vyloučení, špatné životní prostředí, chybná rozhodnutí vedení města apod.). Bezdomovec je člověk, který má svá práva, např. právo na důstojný život. Je třeba vybudovat centra, která budou sloužit jako útočiště pro lidi bez domova v případě jejich potřeby.</text:p>
          </table:table-cell>
          <table:table-cell table:number-columns-repeated="968"/>
        </table:table-row>
        <table:table-row table:style-name="ro1">
          <table:table-cell office:value-type="string" calcext:value-type="string">
            <text:p>9/29/2014 17:40:41</text:p>
          </table:table-cell>
          <table:table-cell office:value-type="string" calcext:value-type="string">
            <text:p>ODS</text:p>
          </table:table-cell>
          <table:table-cell office:value-type="string" calcext:value-type="string">
            <text:p>Martin Baxa</text:p>
          </table:table-cell>
          <table:table-cell office:value-type="float" office:value="220430" calcext:value-type="float">
            <text:p>220430</text:p>
          </table:table-cell>
          <table:table-cell office:value-type="float" office:value="1" calcext:value-type="float">
            <text:p>1</text:p>
          </table:table-cell>
          <table:table-cell office:value-type="string" calcext:value-type="string">
            <text:p>Už se tak děje - město Plzeň již nyní zveřejňuje na speciálním portálu všechny veřejné zakázky s hodnotou nad 50 tis. Kč https://zakazky50.plzen.eu/index.php?od=0 </text:p>
          </table:table-cell>
          <table:table-cell office:value-type="float" office:value="0" calcext:value-type="float">
            <text:p>0</text:p>
          </table:table-cell>
          <table:table-cell office:value-type="string" calcext:value-type="string">
            <text:p>Tato otázka obsahuje nepravdivou informaci. Zastupitelstvo města Plzně v tomto volebním období schválilo všechny velké projekty realizované městskými obchodními společnostmi, což je jak projekt ZEVO Chotíkov (Plzeňská teplárenská, a.s.), <text:s/>tak technická základna dopravního podniku (Plzeňské městské dopravní podniky, a.s.) <text:s text:c="3"/></text:p>
          </table:table-cell>
          <table:table-cell office:value-type="float" office:value="1" calcext:value-type="float">
            <text:p>1</text:p>
          </table:table-cell>
          <table:table-cell office:value-type="string" calcext:value-type="string">
            <text:p>Nicméně otázka je nejasná, není zřejmé, co vše se míní "výstavbou". V řadě lokalit v plzeňských sídlištích je např. velká a legitimní poptávka po parkovištích, což je též z pohledu stavebního zákona "výstavba". Takže záleží případ od případu.</text:p>
          </table:table-cell>
          <table:table-cell office:value-type="float" office:value="1" calcext:value-type="float">
            <text:p>1</text:p>
          </table:table-cell>
          <table:table-cell office:value-type="string" calcext:value-type="string">
            <text:p>Jednoznačně, jde o klíčový projekt pro rozvoj ZČU i celého prostoru.</text:p>
          </table:table-cell>
          <table:table-cell office:value-type="float" office:value="-1" calcext:value-type="float">
            <text:p>-1</text:p>
          </table:table-cell>
          <table:table-cell office:value-type="string" calcext:value-type="string">
            <text:p>Město tento profesionální klub přímo finančně nepodporuje, poskytujeme klubu infrastrukturu, která je v majetku města.</text:p>
          </table:table-cell>
          <table:table-cell office:value-type="float" office:value="-1" calcext:value-type="float">
            <text:p>-1</text:p>
          </table:table-cell>
          <table:table-cell office:value-type="string" calcext:value-type="string">
            <text:p>Město tento profesionální klub přímo finančně nepodporuje, poskytujeme klubu <text:s/>infrastrukturu, která je v majetku města.</text:p>
          </table:table-cell>
          <table:table-cell office:value-type="float" office:value="1" calcext:value-type="float">
            <text:p>1</text:p>
          </table:table-cell>
          <table:table-cell office:value-type="string" calcext:value-type="string">
            <text:p>už nyní se realizovala celá řada úseků cyklostezek, rozhodně v tom míníme pokračovat i nadále.</text:p>
          </table:table-cell>
          <table:table-cell office:value-type="float" office:value="1" calcext:value-type="float">
            <text:p>1</text:p>
          </table:table-cell>
          <table:table-cell office:value-type="string" calcext:value-type="string">
            <text:p>Jedná se ale o mimořádně náročnou stavbu, kterou chce realizovat stát. Pro nás je v nadcházejícím volebním období klíčová výstavba II. etapy tzv. Západního okruhu, tedy obchvatu města. <text:s/></text:p>
          </table:table-cell>
          <table:table-cell office:value-type="float" office:value="1" calcext:value-type="float">
            <text:p>1</text:p>
          </table:table-cell>
          <table:table-cell office:value-type="string" calcext:value-type="string">
            <text:p>Městská policie zajišťuje běžný veřejný pořádek namísto státní policie, která na tuto základní službu nemá kapacitu.</text:p>
          </table:table-cell>
          <table:table-cell office:value-type="float" office:value="1" calcext:value-type="float">
            <text:p>1</text:p>
          </table:table-cell>
          <table:table-cell office:value-type="string" calcext:value-type="string">
            <text:p>Je to účinná cesta, jak zajistit parkování pro rezidenty.</text:p>
          </table:table-cell>
          <table:table-cell office:value-type="float" office:value="1" calcext:value-type="float">
            <text:p>1</text:p>
          </table:table-cell>
          <table:table-cell office:value-type="string" calcext:value-type="string">
            <text:p>Je to účinná cesta, jak zajistit parkování pro rezidenty.</text:p>
          </table:table-cell>
          <table:table-cell office:value-type="float" office:value="0" calcext:value-type="float">
            <text:p>0</text:p>
          </table:table-cell>
          <table:table-cell office:value-type="string" calcext:value-type="string">
            <text:p>Je to možnost k diskusi, nicméně odmítáme čistě populistické návrhy typu jízdné za 1 Kč. Preferujeme další rozšiřování MHD a zvyšování kvality služeb.</text:p>
          </table:table-cell>
          <table:table-cell office:value-type="float" office:value="0" calcext:value-type="float">
            <text:p>0</text:p>
          </table:table-cell>
          <table:table-cell office:value-type="string" calcext:value-type="string">
            <text:p>Pro tento návrh jsem z klubu ODS hlasoval jediný:-)</text:p>
          </table:table-cell>
          <table:table-cell office:value-type="float" office:value="1" calcext:value-type="float">
            <text:p>1</text:p>
          </table:table-cell>
          <table:table-cell office:value-type="string" calcext:value-type="string">
            <text:p>Dokonce se audit provádět musí. Firmy jsou každý rok řádně auditovány, je to zákonná povinnost. </text:p>
          </table:table-cell>
          <table:table-cell office:value-type="float" office:value="0" calcext:value-type="float">
            <text:p>0</text:p>
          </table:table-cell>
          <table:table-cell office:value-type="string" calcext:value-type="string">
            <text:p>Město - městské obvody zřizují pouze dvoje jesle s malou kapacitou. Je to velmi komplikované téma, spíše pro budoucnost. <text:s/></text:p>
          </table:table-cell>
          <table:table-cell office:value-type="float" office:value="1" calcext:value-type="float">
            <text:p>1</text:p>
          </table:table-cell>
          <table:table-cell office:value-type="string" calcext:value-type="string">
            <text:p>Zejména pokud se změní stavební zákon a tato pozice v něm bude popsána a nadána jasnými kompetencemi. Dnes však v Plzni tuto funkci efektivně zajišťuje městská společnost Útvar koncepce a rozvoje města Plzně.</text:p>
          </table:table-cell>
          <table:table-cell office:value-type="float" office:value="-1" calcext:value-type="float">
            <text:p>-1</text:p>
          </table:table-cell>
          <table:table-cell office:value-type="string" calcext:value-type="string">
            <text:p>Není k tomu žádný důvod, firma je velmi silná a má dlouhodobou smlouvu na dodávku uhlí.</text:p>
          </table:table-cell>
          <table:table-cell office:value-type="float" office:value="0" calcext:value-type="float">
            <text:p>0</text:p>
          </table:table-cell>
          <table:table-cell office:value-type="string" calcext:value-type="string">
            <text:p>Já jsem pro dramatické zklidnění centra, ale to tvrzení je nejasné, např. ohledně rozsahu centra, a názory na toto jsou nejednotné. </text:p>
          </table:table-cell>
          <table:table-cell office:value-type="float" office:value="1" calcext:value-type="float">
            <text:p>1</text:p>
          </table:table-cell>
          <table:table-cell office:value-type="string" calcext:value-type="string">
            <text:p>Zejména u škol, ale při zachování všech pravidel respektujících soukromí.</text:p>
          </table:table-cell>
          <table:table-cell office:value-type="float" office:value="0" calcext:value-type="float">
            <text:p>0</text:p>
          </table:table-cell>
          <table:table-cell office:value-type="string" calcext:value-type="string">
            <text:p>Opět nejasné znění otázky - co to konkrétně znamená? v jakém rozsahu? Např. rozpočet města Plzně je v detailu veřejný. </text:p>
          </table:table-cell>
          <table:table-cell office:value-type="float" office:value="0" calcext:value-type="float">
            <text:p>0</text:p>
          </table:table-cell>
          <table:table-cell office:value-type="string" calcext:value-type="string">
            <text:p>Opravdu k tomuto tématu není jednotný názor. Já jsem spíše proti, ale jsou silné hlasy pro.</text:p>
          </table:table-cell>
          <table:table-cell office:value-type="float" office:value="-1" calcext:value-type="float">
            <text:p>-1</text:p>
          </table:table-cell>
          <table:table-cell office:value-type="string" calcext:value-type="string">
            <text:p>Byl by to nesmyslný výdaj, který by se navíc těžko obhajoval. Město má jiné nástroje na ovlivnění využití tohoto prostor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úplný zákaz není řešení, řešením je výrazné omezení, což jsme učinili. </text:p>
          </table:table-cell>
          <table:table-cell office:value-type="float" office:value="0" calcext:value-type="float">
            <text:p>0</text:p>
          </table:table-cell>
          <table:table-cell office:value-type="string" calcext:value-type="string">
            <text:p>Nedá se úplně jednoznačně odpovědět. Vůči všem agresivním jedincům, kteří narušují veřejný pořádek, se musí v souladu se zákony zakročit, mezi nimi mohou být i bezdomovci. Stejně tak se v centru vyskytují bezdomovci, kteří veřejný pořádek nijak neporušují a není důvod je omezovat, chceme jim naopak pomáhat, stojí-li o pomoc.</text:p>
          </table:table-cell>
          <table:table-cell table:number-columns-repeated="968"/>
        </table:table-row>
        <table:table-row table:style-name="ro1">
          <table:table-cell table:style-name="Default"/>
          <table:table-cell table:number-columns-repeated="1023"/>
        </table:table-row>
        <table:table-row table:style-name="ro1">
          <table:table-cell table:style-name="Default"/>
          <table:table-cell table:number-columns-repeated="3"/>
          <table:table-cell table:formula="of:=SUM([.E2:.E14])" office:value-type="float" office:value="9" calcext:value-type="float">
            <text:p>9</text:p>
          </table:table-cell>
          <table:table-cell/>
          <table:table-cell table:formula="of:=SUM([.G2:.G14])" office:value-type="float" office:value="-8" calcext:value-type="float">
            <text:p>-8</text:p>
          </table:table-cell>
          <table:table-cell/>
          <table:table-cell table:formula="of:=SUM([.I2:.I14])" office:value-type="float" office:value="11" calcext:value-type="float">
            <text:p>11</text:p>
          </table:table-cell>
          <table:table-cell/>
          <table:table-cell table:style-name="ce2" table:formula="of:=SUM([.K2:.K14])" office:value-type="float" office:value="13" calcext:value-type="float">
            <text:p>13</text:p>
          </table:table-cell>
          <table:table-cell/>
          <table:table-cell table:formula="of:=SUM([.M2:.M14])" office:value-type="float" office:value="-2" calcext:value-type="float">
            <text:p>-2</text:p>
          </table:table-cell>
          <table:table-cell/>
          <table:table-cell table:formula="of:=SUM([.O2:.O14])" office:value-type="float" office:value="-1" calcext:value-type="float">
            <text:p>-1</text:p>
          </table:table-cell>
          <table:table-cell/>
          <table:table-cell table:style-name="ce2" table:formula="of:=SUM([.Q2:.Q14])" office:value-type="float" office:value="13" calcext:value-type="float">
            <text:p>13</text:p>
          </table:table-cell>
          <table:table-cell/>
          <table:table-cell table:formula="of:=SUM([.S2:.S14])" office:value-type="float" office:value="-4" calcext:value-type="float">
            <text:p>-4</text:p>
          </table:table-cell>
          <table:table-cell/>
          <table:table-cell table:formula="of:=SUM([.U2:.U14])" office:value-type="float" office:value="0" calcext:value-type="float">
            <text:p>0</text:p>
          </table:table-cell>
          <table:table-cell/>
          <table:table-cell table:formula="of:=SUM([.W2:.W14])" office:value-type="float" office:value="-1" calcext:value-type="float">
            <text:p>-1</text:p>
          </table:table-cell>
          <table:table-cell/>
          <table:table-cell table:formula="of:=SUM([.Y2:.Y14])" office:value-type="float" office:value="7" calcext:value-type="float">
            <text:p>7</text:p>
          </table:table-cell>
          <table:table-cell/>
          <table:table-cell table:formula="of:=SUM([.AA2:.AA14])" office:value-type="float" office:value="5" calcext:value-type="float">
            <text:p>5</text:p>
          </table:table-cell>
          <table:table-cell/>
          <table:table-cell table:formula="of:=SUM([.AC2:.AC14])" office:value-type="float" office:value="0" calcext:value-type="float">
            <text:p>0</text:p>
          </table:table-cell>
          <table:table-cell/>
          <table:table-cell table:style-name="ce2" table:formula="of:=SUM([.AE2:.AE14])" office:value-type="float" office:value="13" calcext:value-type="float">
            <text:p>13</text:p>
          </table:table-cell>
          <table:table-cell/>
          <table:table-cell table:formula="of:=SUM([.AG2:.AG14])" office:value-type="float" office:value="4" calcext:value-type="float">
            <text:p>4</text:p>
          </table:table-cell>
          <table:table-cell/>
          <table:table-cell table:formula="of:=SUM([.AI2:.AI14])" office:value-type="float" office:value="11" calcext:value-type="float">
            <text:p>11</text:p>
          </table:table-cell>
          <table:table-cell/>
          <table:table-cell table:style-name="ce2" table:formula="of:=SUM([.AK2:.AK14])" office:value-type="float" office:value="-13" calcext:value-type="float">
            <text:p>-13</text:p>
          </table:table-cell>
          <table:table-cell/>
          <table:table-cell table:formula="of:=SUM([.AM2:.AM14])" office:value-type="float" office:value="4" calcext:value-type="float">
            <text:p>4</text:p>
          </table:table-cell>
          <table:table-cell/>
          <table:table-cell table:formula="of:=SUM([.AO2:.AO14])" office:value-type="float" office:value="2" calcext:value-type="float">
            <text:p>2</text:p>
          </table:table-cell>
          <table:table-cell/>
          <table:table-cell table:formula="of:=SUM([.AQ2:.AQ14])" office:value-type="float" office:value="10" calcext:value-type="float">
            <text:p>10</text:p>
          </table:table-cell>
          <table:table-cell/>
          <table:table-cell table:formula="of:=SUM([.AS2:.AS14])" office:value-type="float" office:value="-2" calcext:value-type="float">
            <text:p>-2</text:p>
          </table:table-cell>
          <table:table-cell/>
          <table:table-cell table:formula="of:=SUM([.AU2:.AU14])" office:value-type="float" office:value="-10" calcext:value-type="float">
            <text:p>-10</text:p>
          </table:table-cell>
          <table:table-cell/>
          <table:table-cell table:formula="of:=SUM([.AW2:.AW14])" office:value-type="float" office:value="0" calcext:value-type="float">
            <text:p>0</text:p>
          </table:table-cell>
          <table:table-cell/>
          <table:table-cell table:formula="of:=SUM([.AY2:.AY14])" office:value-type="float" office:value="9" calcext:value-type="float">
            <text:p>9</text:p>
          </table:table-cell>
          <table:table-cell/>
          <table:table-cell table:formula="of:=SUM([.BA2:.BA14])" office:value-type="float" office:value="5" calcext:value-type="float">
            <text:p>5</text:p>
          </table:table-cell>
          <table:table-cell/>
          <table:table-cell table:formula="of:=SUM([.BC2:.BC14])" office:value-type="float" office:value="1" calcext:value-type="float">
            <text:p>1</text:p>
          </table:table-cell>
          <table:table-cell table:number-columns-repeated="96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01T00:34:42.910494125</dc:date>
    <dc:creator>michal </dc:creator>
    <meta:document-statistic meta:table-count="1" meta:cell-count="677" meta:object-count="0"/>
    <meta:generator>LibreOffice/4.2.6.3$Linux_X86_64 LibreOffice_project/420m0$Build-3</meta:generator>
  </office:meta>
</office:document-meta>
</file>